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2.1689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ditiononalCompression_Noise_Test1" table:style-name="ta1">
        <table:shapes>
          <draw:frame draw:z-index="0" draw:style-name="gr1" draw:text-style-name="P1" svg:width="18.2988in" svg:height="8.3449in" svg:x="2.5339in" svg:y="11.3362in">
            <draw:object draw:notify-on-update-of-ranges="ConditiononalCompression_Noise_Test1.B1:ConditiononalCompression_Noise_Test1.B1 ConditiononalCompression_Noise_Test1.B2:ConditiononalCompression_Noise_Test1.B101 ConditiononalCompression_Noise_Test1.C1:ConditiononalCompression_Noise_Test1.C1 ConditiononalCompression_Noise_Test1.C2:ConditiononalCompression_Noise_Test1.C101 ConditiononalCompression_Noise_Test1.D1:ConditiononalCompression_Noise_Test1.D1 ConditiononalCompression_Noise_Test1.D2:ConditiononalCompression_Noise_Test1.D101 ConditiononalCompression_Noise_Test1.E1:ConditiononalCompression_Noise_Test1.E1 ConditiononalCompression_Noise_Test1.E2:ConditiononalCompression_Noise_Test1.E101 ConditiononalCompression_Noise_Test1.F1:ConditiononalCompression_Noise_Test1.F1 ConditiononalCompression_Noise_Test1.F2:ConditiononalCompression_Noise_Test1.F101 ConditiononalCompression_Noise_Test1.G1:ConditiononalCompression_Noise_Test1.G1 ConditiononalCompression_Noise_Test1.G2:ConditiononalCompression_Noise_Test1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nditional_Comrpession(0s 0s)</text:p>
          </table:table-cell>
          <table:table-cell office:value-type="string" calcext:value-type="string">
            <text:p><text:s/>Conditional_Comrpession(1s 0s)</text:p>
          </table:table-cell>
          <table:table-cell office:value-type="string" calcext:value-type="string">
            <text:p><text:s/>Conditional_Comrpession(2s 0s)</text:p>
          </table:table-cell>
          <table:table-cell office:value-type="string" calcext:value-type="string">
            <text:p><text:s/>Conditional_Comrpession(5s 0s)</text:p>
          </table:table-cell>
          <table:table-cell office:value-type="string" calcext:value-type="string">
            <text:p><text:s/>Conditional_Comrpession(10s 0s)</text:p>
          </table:table-cell>
          <table:table-cell office:value-type="string" calcext:value-type="string">
            <text:p><text:s/>Conditional_Comrpession(50s 0s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11926605504587" calcext:value-type="float">
            <text:p>0.311926605504587</text:p>
          </table:table-cell>
          <table:table-cell office:value-type="float" office:value="0.678899082568807" calcext:value-type="float">
            <text:p>0.678899082568807</text:p>
          </table:table-cell>
          <table:table-cell office:value-type="float" office:value="0.935779816513762" calcext:value-type="float">
            <text:p>0.935779816513762</text:p>
          </table:table-cell>
          <table:table-cell office:value-type="float" office:value="1.21100917431193" calcext:value-type="float">
            <text:p>1.21100917431193</text:p>
          </table:table-cell>
          <table:table-cell office:value-type="float" office:value="0.935779816513762" calcext:value-type="float">
            <text:p>0.935779816513762</text:p>
          </table:table-cell>
          <table:table-cell office:value-type="float" office:value="0.495412844036697" calcext:value-type="float">
            <text:p>0.4954128440366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16346153846154" calcext:value-type="float">
            <text:p>0.216346153846154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75" calcext:value-type="float">
            <text:p>0.75</text:p>
          </table:table-cell>
          <table:table-cell office:value-type="float" office:value="1.03846153846154" calcext:value-type="float">
            <text:p>1.03846153846154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403846153846154" calcext:value-type="float">
            <text:p>0.4038461538461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92182410423453" calcext:value-type="float">
            <text:p>0.192182410423453</text:p>
          </table:table-cell>
          <table:table-cell office:value-type="float" office:value="0.465798045602606" calcext:value-type="float">
            <text:p>0.465798045602606</text:p>
          </table:table-cell>
          <table:table-cell office:value-type="float" office:value="0.661237785016287" calcext:value-type="float">
            <text:p>0.661237785016287</text:p>
          </table:table-cell>
          <table:table-cell office:value-type="float" office:value="0.921824104234528" calcext:value-type="float">
            <text:p>0.921824104234528</text:p>
          </table:table-cell>
          <table:table-cell office:value-type="float" office:value="0.739413680781759" calcext:value-type="float">
            <text:p>0.739413680781759</text:p>
          </table:table-cell>
          <table:table-cell office:value-type="float" office:value="0.348534201954397" calcext:value-type="float">
            <text:p>0.34853420195439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82266009852217" calcext:value-type="float">
            <text:p>0.182266009852217</text:p>
          </table:table-cell>
          <table:table-cell office:value-type="float" office:value="0.403940886699507" calcext:value-type="float">
            <text:p>0.403940886699507</text:p>
          </table:table-cell>
          <table:table-cell office:value-type="float" office:value="0.591133004926108" calcext:value-type="float">
            <text:p>0.591133004926108</text:p>
          </table:table-cell>
          <table:table-cell office:value-type="float" office:value="0.866995073891626" calcext:value-type="float">
            <text:p>0.866995073891626</text:p>
          </table:table-cell>
          <table:table-cell office:value-type="float" office:value="0.746305418719212" calcext:value-type="float">
            <text:p>0.746305418719212</text:p>
          </table:table-cell>
          <table:table-cell office:value-type="float" office:value="0.359605911330049" calcext:value-type="float">
            <text:p>0.3596059113300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66336633663366" calcext:value-type="float">
            <text:p>0.166336633663366</text:p>
          </table:table-cell>
          <table:table-cell office:value-type="float" office:value="0.38019801980198" calcext:value-type="float">
            <text:p>0.38019801980198</text:p>
          </table:table-cell>
          <table:table-cell office:value-type="float" office:value="0.546534653465347" calcext:value-type="float">
            <text:p>0.546534653465347</text:p>
          </table:table-cell>
          <table:table-cell office:value-type="float" office:value="0.80990099009901" calcext:value-type="float">
            <text:p>0.80990099009901</text:p>
          </table:table-cell>
          <table:table-cell office:value-type="float" office:value="0.740594059405941" calcext:value-type="float">
            <text:p>0.740594059405941</text:p>
          </table:table-cell>
          <table:table-cell office:value-type="float" office:value="0.356435643564356" calcext:value-type="float">
            <text:p>0.35643564356435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49006622516556" calcext:value-type="float">
            <text:p>0.149006622516556</text:p>
          </table:table-cell>
          <table:table-cell office:value-type="float" office:value="0.357615894039735" calcext:value-type="float">
            <text:p>0.357615894039735</text:p>
          </table:table-cell>
          <table:table-cell office:value-type="float" office:value="0.519867549668874" calcext:value-type="float">
            <text:p>0.519867549668874</text:p>
          </table:table-cell>
          <table:table-cell office:value-type="float" office:value="0.751655629139073" calcext:value-type="float">
            <text:p>0.751655629139073</text:p>
          </table:table-cell>
          <table:table-cell office:value-type="float" office:value="0.740066225165563" calcext:value-type="float">
            <text:p>0.740066225165563</text:p>
          </table:table-cell>
          <table:table-cell office:value-type="float" office:value="0.322847682119205" calcext:value-type="float">
            <text:p>0.32284768211920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36557610241821" calcext:value-type="float">
            <text:p>0.136557610241821</text:p>
          </table:table-cell>
          <table:table-cell office:value-type="float" office:value="0.330014224751067" calcext:value-type="float">
            <text:p>0.330014224751067</text:p>
          </table:table-cell>
          <table:table-cell office:value-type="float" office:value="0.479374110953058" calcext:value-type="float">
            <text:p>0.479374110953058</text:p>
          </table:table-cell>
          <table:table-cell table:number-columns-repeated="2" office:value-type="float" office:value="0.718349928876245" calcext:value-type="float">
            <text:p>0.718349928876245</text:p>
          </table:table-cell>
          <table:table-cell office:value-type="float" office:value="0.310099573257468" calcext:value-type="float">
            <text:p>0.31009957325746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27182044887781" calcext:value-type="float">
            <text:p>0.127182044887781</text:p>
          </table:table-cell>
          <table:table-cell office:value-type="float" office:value="0.319201995012469" calcext:value-type="float">
            <text:p>0.319201995012469</text:p>
          </table:table-cell>
          <table:table-cell office:value-type="float" office:value="0.458852867830424" calcext:value-type="float">
            <text:p>0.458852867830424</text:p>
          </table:table-cell>
          <table:table-cell office:value-type="float" office:value="0.685785536159601" calcext:value-type="float">
            <text:p>0.685785536159601</text:p>
          </table:table-cell>
          <table:table-cell office:value-type="float" office:value="0.711970074812968" calcext:value-type="float">
            <text:p>0.711970074812968</text:p>
          </table:table-cell>
          <table:table-cell office:value-type="float" office:value="0.301745635910224" calcext:value-type="float">
            <text:p>0.3017456359102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19866814650388" calcext:value-type="float">
            <text:p>0.119866814650388</text:p>
          </table:table-cell>
          <table:table-cell office:value-type="float" office:value="0.30188679245283" calcext:value-type="float">
            <text:p>0.30188679245283</text:p>
          </table:table-cell>
          <table:table-cell office:value-type="float" office:value="0.44173140954495" calcext:value-type="float">
            <text:p>0.44173140954495</text:p>
          </table:table-cell>
          <table:table-cell office:value-type="float" office:value="0.65149833518313" calcext:value-type="float">
            <text:p>0.65149833518313</text:p>
          </table:table-cell>
          <table:table-cell office:value-type="float" office:value="0.723640399556049" calcext:value-type="float">
            <text:p>0.723640399556049</text:p>
          </table:table-cell>
          <table:table-cell office:value-type="float" office:value="0.294117647058824" calcext:value-type="float">
            <text:p>0.2941176470588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6" calcext:value-type="float">
            <text:p>0.296</text:p>
          </table:table-cell>
          <table:table-cell office:value-type="float" office:value="0.422" calcext:value-type="float">
            <text:p>0.4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722" calcext:value-type="float">
            <text:p>0.722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111919927206551" calcext:value-type="float">
            <text:p>0.111919927206551</text:p>
          </table:table-cell>
          <table:table-cell office:value-type="float" office:value="0.283894449499545" calcext:value-type="float">
            <text:p>0.283894449499545</text:p>
          </table:table-cell>
          <table:table-cell office:value-type="float" office:value="0.4049135577798" calcext:value-type="float">
            <text:p>0.4049135577798</text:p>
          </table:table-cell>
          <table:table-cell office:value-type="float" office:value="0.616924476797088" calcext:value-type="float">
            <text:p>0.616924476797088</text:p>
          </table:table-cell>
          <table:table-cell office:value-type="float" office:value="0.726114649681529" calcext:value-type="float">
            <text:p>0.726114649681529</text:p>
          </table:table-cell>
          <table:table-cell office:value-type="float" office:value="0.27115559599636" calcext:value-type="float">
            <text:p>0.2711555959963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110183639398998" calcext:value-type="float">
            <text:p>0.110183639398998</text:p>
          </table:table-cell>
          <table:table-cell office:value-type="float" office:value="0.273789649415693" calcext:value-type="float">
            <text:p>0.273789649415693</text:p>
          </table:table-cell>
          <table:table-cell office:value-type="float" office:value="0.390651085141903" calcext:value-type="float">
            <text:p>0.390651085141903</text:p>
          </table:table-cell>
          <table:table-cell office:value-type="float" office:value="0.595993322203673" calcext:value-type="float">
            <text:p>0.595993322203673</text:p>
          </table:table-cell>
          <table:table-cell office:value-type="float" office:value="0.716193656093489" calcext:value-type="float">
            <text:p>0.716193656093489</text:p>
          </table:table-cell>
          <table:table-cell office:value-type="float" office:value="0.267946577629382" calcext:value-type="float">
            <text:p>0.26794657762938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108712413261372" calcext:value-type="float">
            <text:p>0.108712413261372</text:p>
          </table:table-cell>
          <table:table-cell office:value-type="float" office:value="0.265227447956823" calcext:value-type="float">
            <text:p>0.265227447956823</text:p>
          </table:table-cell>
          <table:table-cell office:value-type="float" office:value="0.378565921356978" calcext:value-type="float">
            <text:p>0.378565921356978</text:p>
          </table:table-cell>
          <table:table-cell office:value-type="float" office:value="0.584425597532768" calcext:value-type="float">
            <text:p>0.584425597532768</text:p>
          </table:table-cell>
          <table:table-cell office:value-type="float" office:value="0.695451040863531" calcext:value-type="float">
            <text:p>0.695451040863531</text:p>
          </table:table-cell>
          <table:table-cell office:value-type="float" office:value="0.270624518118736" calcext:value-type="float">
            <text:p>0.27062451811873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10243553008596" calcext:value-type="float">
            <text:p>0.10243553008596</text:p>
          </table:table-cell>
          <table:table-cell office:value-type="float" office:value="0.257879656160458" calcext:value-type="float">
            <text:p>0.257879656160458</text:p>
          </table:table-cell>
          <table:table-cell office:value-type="float" office:value="0.363180515759312" calcext:value-type="float">
            <text:p>0.363180515759312</text:p>
          </table:table-cell>
          <table:table-cell office:value-type="float" office:value="0.568767908309456" calcext:value-type="float">
            <text:p>0.568767908309456</text:p>
          </table:table-cell>
          <table:table-cell office:value-type="float" office:value="0.677650429799427" calcext:value-type="float">
            <text:p>0.677650429799427</text:p>
          </table:table-cell>
          <table:table-cell office:value-type="float" office:value="0.272922636103152" calcext:value-type="float">
            <text:p>0.2729226361031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101672240802676" calcext:value-type="float">
            <text:p>0.101672240802676</text:p>
          </table:table-cell>
          <table:table-cell office:value-type="float" office:value="0.251505016722408" calcext:value-type="float">
            <text:p>0.251505016722408</text:p>
          </table:table-cell>
          <table:table-cell office:value-type="float" office:value="0.357190635451505" calcext:value-type="float">
            <text:p>0.357190635451505</text:p>
          </table:table-cell>
          <table:table-cell office:value-type="float" office:value="0.555183946488294" calcext:value-type="float">
            <text:p>0.555183946488294</text:p>
          </table:table-cell>
          <table:table-cell office:value-type="float" office:value="0.662207357859532" calcext:value-type="float">
            <text:p>0.662207357859532</text:p>
          </table:table-cell>
          <table:table-cell office:value-type="float" office:value="0.274916387959866" calcext:value-type="float">
            <text:p>0.27491638795986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100376411543287" calcext:value-type="float">
            <text:p>0.100376411543287</text:p>
          </table:table-cell>
          <table:table-cell office:value-type="float" office:value="0.24090338770389" calcext:value-type="float">
            <text:p>0.24090338770389</text:p>
          </table:table-cell>
          <table:table-cell office:value-type="float" office:value="0.346298619824341" calcext:value-type="float">
            <text:p>0.346298619824341</text:p>
          </table:table-cell>
          <table:table-cell office:value-type="float" office:value="0.542032622333752" calcext:value-type="float">
            <text:p>0.542032622333752</text:p>
          </table:table-cell>
          <table:table-cell office:value-type="float" office:value="0.647427854454203" calcext:value-type="float">
            <text:p>0.647427854454203</text:p>
          </table:table-cell>
          <table:table-cell office:value-type="float" office:value="0.27603513174404" calcext:value-type="float">
            <text:p>0.2760351317440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99822799763733" calcext:value-type="float">
            <text:p>0.099822799763733</text:p>
          </table:table-cell>
          <table:table-cell office:value-type="float" office:value="0.236266981689309" calcext:value-type="float">
            <text:p>0.236266981689309</text:p>
          </table:table-cell>
          <table:table-cell office:value-type="float" office:value="0.342587123449498" calcext:value-type="float">
            <text:p>0.342587123449498</text:p>
          </table:table-cell>
          <table:table-cell office:value-type="float" office:value="0.531600708800945" calcext:value-type="float">
            <text:p>0.531600708800945</text:p>
          </table:table-cell>
          <table:table-cell office:value-type="float" office:value="0.630832841110455" calcext:value-type="float">
            <text:p>0.630832841110455</text:p>
          </table:table-cell>
          <table:table-cell office:value-type="float" office:value="0.277613703484938" calcext:value-type="float">
            <text:p>0.27761370348493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954241071428572" calcext:value-type="float">
            <text:p>0.095424107142857</text:p>
          </table:table-cell>
          <table:table-cell office:value-type="float" office:value="0.232142857142857" calcext:value-type="float">
            <text:p>0.232142857142857</text:p>
          </table:table-cell>
          <table:table-cell office:value-type="float" office:value="0.334821428571429" calcext:value-type="float">
            <text:p>0.334821428571429</text:p>
          </table:table-cell>
          <table:table-cell office:value-type="float" office:value="0.522321428571429" calcext:value-type="float">
            <text:p>0.522321428571429</text:p>
          </table:table-cell>
          <table:table-cell office:value-type="float" office:value="0.620535714285714" calcext:value-type="float">
            <text:p>0.620535714285714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946589106292967" calcext:value-type="float">
            <text:p>0.094658910629297</text:p>
          </table:table-cell>
          <table:table-cell office:value-type="float" office:value="0.224219989423585" calcext:value-type="float">
            <text:p>0.224219989423585</text:p>
          </table:table-cell>
          <table:table-cell office:value-type="float" office:value="0.326811210999471" calcext:value-type="float">
            <text:p>0.326811210999471</text:p>
          </table:table-cell>
          <table:table-cell office:value-type="float" office:value="0.512956107879429" calcext:value-type="float">
            <text:p>0.512956107879429</text:p>
          </table:table-cell>
          <table:table-cell office:value-type="float" office:value="0.610259122157589" calcext:value-type="float">
            <text:p>0.610259122157589</text:p>
          </table:table-cell>
          <table:table-cell office:value-type="float" office:value="0.284505552617663" calcext:value-type="float">
            <text:p>0.2845055526176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944723618090452" calcext:value-type="float">
            <text:p>0.094472361809045</text:p>
          </table:table-cell>
          <table:table-cell office:value-type="float" office:value="0.221105527638191" calcext:value-type="float">
            <text:p>0.221105527638191</text:p>
          </table:table-cell>
          <table:table-cell office:value-type="float" office:value="0.324623115577889" calcext:value-type="float">
            <text:p>0.324623115577889</text:p>
          </table:table-cell>
          <table:table-cell office:value-type="float" office:value="0.501507537688442" calcext:value-type="float">
            <text:p>0.501507537688442</text:p>
          </table:table-cell>
          <table:table-cell office:value-type="float" office:value="0.602010050251256" calcext:value-type="float">
            <text:p>0.602010050251256</text:p>
          </table:table-cell>
          <table:table-cell office:value-type="float" office:value="0.284422110552764" calcext:value-type="float">
            <text:p>0.28442211055276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0904739109621829" calcext:value-type="float">
            <text:p>0.090473910962183</text:p>
          </table:table-cell>
          <table:table-cell office:value-type="float" office:value="0.218764959310675" calcext:value-type="float">
            <text:p>0.218764959310675</text:p>
          </table:table-cell>
          <table:table-cell office:value-type="float" office:value="0.318334131163236" calcext:value-type="float">
            <text:p>0.318334131163236</text:p>
          </table:table-cell>
          <table:table-cell office:value-type="float" office:value="0.494494973671613" calcext:value-type="float">
            <text:p>0.494494973671613</text:p>
          </table:table-cell>
          <table:table-cell office:value-type="float" office:value="0.594064145524174" calcext:value-type="float">
            <text:p>0.594064145524174</text:p>
          </table:table-cell>
          <table:table-cell office:value-type="float" office:value="0.28769746290091" calcext:value-type="float">
            <text:p>0.2876974629009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895795246800731" calcext:value-type="float">
            <text:p>0.089579524680073</text:p>
          </table:table-cell>
          <table:table-cell office:value-type="float" office:value="0.212979890310786" calcext:value-type="float">
            <text:p>0.212979890310786</text:p>
          </table:table-cell>
          <table:table-cell office:value-type="float" office:value="0.311700182815356" calcext:value-type="float">
            <text:p>0.311700182815356</text:p>
          </table:table-cell>
          <table:table-cell office:value-type="float" office:value="0.483546617915905" calcext:value-type="float">
            <text:p>0.483546617915905</text:p>
          </table:table-cell>
          <table:table-cell office:value-type="float" office:value="0.585923217550274" calcext:value-type="float">
            <text:p>0.585923217550274</text:p>
          </table:table-cell>
          <table:table-cell office:value-type="float" office:value="0.289762340036563" calcext:value-type="float">
            <text:p>0.28976234003656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887625710537822" calcext:value-type="float">
            <text:p>0.088762571053782</text:p>
          </table:table-cell>
          <table:table-cell office:value-type="float" office:value="0.211630957586358" calcext:value-type="float">
            <text:p>0.211630957586358</text:p>
          </table:table-cell>
          <table:table-cell office:value-type="float" office:value="0.306077831219939" calcext:value-type="float">
            <text:p>0.306077831219939</text:p>
          </table:table-cell>
          <table:table-cell office:value-type="float" office:value="0.473983384346305" calcext:value-type="float">
            <text:p>0.473983384346305</text:p>
          </table:table-cell>
          <table:table-cell office:value-type="float" office:value="0.575426322693485" calcext:value-type="float">
            <text:p>0.575426322693485</text:p>
          </table:table-cell>
          <table:table-cell office:value-type="float" office:value="0.292085701792742" calcext:value-type="float">
            <text:p>0.292085701792742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850796311818944" calcext:value-type="float">
            <text:p>0.085079631181894</text:p>
          </table:table-cell>
          <table:table-cell office:value-type="float" office:value="0.206621961441743" calcext:value-type="float">
            <text:p>0.206621961441743</text:p>
          </table:table-cell>
          <table:table-cell office:value-type="float" office:value="0.300502933780386" calcext:value-type="float">
            <text:p>0.300502933780386</text:p>
          </table:table-cell>
          <table:table-cell office:value-type="float" office:value="0.464794635373009" calcext:value-type="float">
            <text:p>0.464794635373009</text:p>
          </table:table-cell>
          <table:table-cell office:value-type="float" office:value="0.568734283319363" calcext:value-type="float">
            <text:p>0.568734283319363</text:p>
          </table:table-cell>
          <table:table-cell office:value-type="float" office:value="0.293797150041911" calcext:value-type="float">
            <text:p>0.29379715004191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845070422535211" calcext:value-type="float">
            <text:p>0.084507042253521</text:p>
          </table:table-cell>
          <table:table-cell office:value-type="float" office:value="0.202012072434608" calcext:value-type="float">
            <text:p>0.202012072434608</text:p>
          </table:table-cell>
          <table:table-cell office:value-type="float" office:value="0.295372233400402" calcext:value-type="float">
            <text:p>0.295372233400402</text:p>
          </table:table-cell>
          <table:table-cell office:value-type="float" office:value="0.459557344064386" calcext:value-type="float">
            <text:p>0.459557344064386</text:p>
          </table:table-cell>
          <table:table-cell office:value-type="float" office:value="0.562575452716298" calcext:value-type="float">
            <text:p>0.562575452716298</text:p>
          </table:table-cell>
          <table:table-cell office:value-type="float" office:value="0.295372233400402" calcext:value-type="float">
            <text:p>0.29537223340040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0812693498452012" calcext:value-type="float">
            <text:p>0.081269349845201</text:p>
          </table:table-cell>
          <table:table-cell office:value-type="float" office:value="0.201238390092879" calcext:value-type="float">
            <text:p>0.201238390092879</text:p>
          </table:table-cell>
          <table:table-cell office:value-type="float" office:value="0.291021671826625" calcext:value-type="float">
            <text:p>0.291021671826625</text:p>
          </table:table-cell>
          <table:table-cell office:value-type="float" office:value="0.452012383900929" calcext:value-type="float">
            <text:p>0.452012383900929</text:p>
          </table:table-cell>
          <table:table-cell office:value-type="float" office:value="0.554953560371517" calcext:value-type="float">
            <text:p>0.554953560371517</text:p>
          </table:table-cell>
          <table:table-cell office:value-type="float" office:value="0.291021671826625" calcext:value-type="float">
            <text:p>0.29102167182662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.080879612374208" calcext:value-type="float">
            <text:p>0.080879612374208</text:p>
          </table:table-cell>
          <table:table-cell office:value-type="float" office:value="0.197167349981364" calcext:value-type="float">
            <text:p>0.197167349981364</text:p>
          </table:table-cell>
          <table:table-cell office:value-type="float" office:value="0.286619455833023" calcext:value-type="float">
            <text:p>0.286619455833023</text:p>
          </table:table-cell>
          <table:table-cell office:value-type="float" office:value="0.444651509504286" calcext:value-type="float">
            <text:p>0.444651509504286</text:p>
          </table:table-cell>
          <table:table-cell office:value-type="float" office:value="0.551994036526277" calcext:value-type="float">
            <text:p>0.551994036526277</text:p>
          </table:table-cell>
          <table:table-cell office:value-type="float" office:value="0.286619455833023" calcext:value-type="float">
            <text:p>0.28661945583302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.0780014378145219" calcext:value-type="float">
            <text:p>0.078001437814522</text:p>
          </table:table-cell>
          <table:table-cell office:value-type="float" office:value="0.196621135873472" calcext:value-type="float">
            <text:p>0.196621135873472</text:p>
          </table:table-cell>
          <table:table-cell office:value-type="float" office:value="0.282890007189073" calcext:value-type="float">
            <text:p>0.282890007189073</text:p>
          </table:table-cell>
          <table:table-cell office:value-type="float" office:value="0.438173975557153" calcext:value-type="float">
            <text:p>0.438173975557153</text:p>
          </table:table-cell>
          <table:table-cell office:value-type="float" office:value="0.549964054636952" calcext:value-type="float">
            <text:p>0.549964054636952</text:p>
          </table:table-cell>
          <table:table-cell office:value-type="float" office:value="0.282890007189073" calcext:value-type="float">
            <text:p>0.28289000718907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.0777507809788268" calcext:value-type="float">
            <text:p>0.077750780978827</text:p>
          </table:table-cell>
          <table:table-cell office:value-type="float" office:value="0.192988545643874" calcext:value-type="float">
            <text:p>0.192988545643874</text:p>
          </table:table-cell>
          <table:table-cell office:value-type="float" office:value="0.279069767441861" calcext:value-type="float">
            <text:p>0.279069767441861</text:p>
          </table:table-cell>
          <table:table-cell office:value-type="float" office:value="0.431794515793127" calcext:value-type="float">
            <text:p>0.431794515793127</text:p>
          </table:table-cell>
          <table:table-cell office:value-type="float" office:value="0.547379382158973" calcext:value-type="float">
            <text:p>0.547379382158973</text:p>
          </table:table-cell>
          <table:table-cell office:value-type="float" office:value="0.279069767441861" calcext:value-type="float">
            <text:p>0.27906976744186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775167785234899" calcext:value-type="float">
            <text:p>0.07751677852349</text:p>
          </table:table-cell>
          <table:table-cell office:value-type="float" office:value="0.189597315436242" calcext:value-type="float">
            <text:p>0.189597315436242</text:p>
          </table:table-cell>
          <table:table-cell office:value-type="float" office:value="0.275503355704698" calcext:value-type="float">
            <text:p>0.275503355704698</text:p>
          </table:table-cell>
          <table:table-cell office:value-type="float" office:value="0.425838926174497" calcext:value-type="float">
            <text:p>0.425838926174497</text:p>
          </table:table-cell>
          <table:table-cell office:value-type="float" office:value="0.541946308724832" calcext:value-type="float">
            <text:p>0.541946308724832</text:p>
          </table:table-cell>
          <table:table-cell office:value-type="float" office:value="0.275503355704698" calcext:value-type="float">
            <text:p>0.27550335570469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.0750243585579734" calcext:value-type="float">
            <text:p>0.075024358557973</text:p>
          </table:table-cell>
          <table:table-cell office:value-type="float" office:value="0.18642416368951" calcext:value-type="float">
            <text:p>0.18642416368951</text:p>
          </table:table-cell>
          <table:table-cell office:value-type="float" office:value="0.269568041571939" calcext:value-type="float">
            <text:p>0.269568041571939</text:p>
          </table:table-cell>
          <table:table-cell office:value-type="float" office:value="0.417668074050016" calcext:value-type="float">
            <text:p>0.417668074050016</text:p>
          </table:table-cell>
          <table:table-cell office:value-type="float" office:value="0.539785644689834" calcext:value-type="float">
            <text:p>0.539785644689834</text:p>
          </table:table-cell>
          <table:table-cell office:value-type="float" office:value="0.272166287755765" calcext:value-type="float">
            <text:p>0.27216628775576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.0748898678414097" calcext:value-type="float">
            <text:p>0.07488986784141</text:p>
          </table:table-cell>
          <table:table-cell office:value-type="float" office:value="0.18628067967275" calcext:value-type="float">
            <text:p>0.18628067967275</text:p>
          </table:table-cell>
          <table:table-cell office:value-type="float" office:value="0.266834487098804" calcext:value-type="float">
            <text:p>0.266834487098804</text:p>
          </table:table-cell>
          <table:table-cell office:value-type="float" office:value="0.412838263058527" calcext:value-type="float">
            <text:p>0.412838263058527</text:p>
          </table:table-cell>
          <table:table-cell office:value-type="float" office:value="0.535556954059157" calcext:value-type="float">
            <text:p>0.535556954059157</text:p>
          </table:table-cell>
          <table:table-cell office:value-type="float" office:value="0.269351793580869" calcext:value-type="float">
            <text:p>0.269351793580869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.072627403112603" calcext:value-type="float">
            <text:p>0.072627403112603</text:p>
          </table:table-cell>
          <table:table-cell office:value-type="float" office:value="0.183399450717119" calcext:value-type="float">
            <text:p>0.183399450717119</text:p>
          </table:table-cell>
          <table:table-cell office:value-type="float" office:value="0.26396093988404" calcext:value-type="float">
            <text:p>0.26396093988404</text:p>
          </table:table-cell>
          <table:table-cell office:value-type="float" office:value="0.407995117485505" calcext:value-type="float">
            <text:p>0.407995117485505</text:p>
          </table:table-cell>
          <table:table-cell office:value-type="float" office:value="0.533719865730851" calcext:value-type="float">
            <text:p>0.533719865730851</text:p>
          </table:table-cell>
          <table:table-cell office:value-type="float" office:value="0.266402197131523" calcext:value-type="float">
            <text:p>0.266402197131523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.0725710900473934" calcext:value-type="float">
            <text:p>0.072571090047393</text:p>
          </table:table-cell>
          <table:table-cell office:value-type="float" office:value="0.180687203791469" calcext:value-type="float">
            <text:p>0.180687203791469</text:p>
          </table:table-cell>
          <table:table-cell office:value-type="float" office:value="0.261255924170616" calcext:value-type="float">
            <text:p>0.261255924170616</text:p>
          </table:table-cell>
          <table:table-cell office:value-type="float" office:value="0.404028436018957" calcext:value-type="float">
            <text:p>0.404028436018957</text:p>
          </table:table-cell>
          <table:table-cell office:value-type="float" office:value="0.526658767772512" calcext:value-type="float">
            <text:p>0.526658767772512</text:p>
          </table:table-cell>
          <table:table-cell office:value-type="float" office:value="0.263625592417062" calcext:value-type="float">
            <text:p>0.263625592417062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0705035971223022" calcext:value-type="float">
            <text:p>0.070503597122302</text:p>
          </table:table-cell>
          <table:table-cell office:value-type="float" office:value="0.178129496402878" calcext:value-type="float">
            <text:p>0.178129496402878</text:p>
          </table:table-cell>
          <table:table-cell office:value-type="float" office:value="0.256402877697842" calcext:value-type="float">
            <text:p>0.256402877697842</text:p>
          </table:table-cell>
          <table:table-cell office:value-type="float" office:value="0.398273381294964" calcext:value-type="float">
            <text:p>0.398273381294964</text:p>
          </table:table-cell>
          <table:table-cell office:value-type="float" office:value="0.52" calcext:value-type="float">
            <text:p>0.52</text:p>
          </table:table-cell>
          <table:table-cell office:value-type="float" office:value="0.261007194244604" calcext:value-type="float">
            <text:p>0.26100719424460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.0705092333519866" calcext:value-type="float">
            <text:p>0.070509233351987</text:p>
          </table:table-cell>
          <table:table-cell office:value-type="float" office:value="0.178231673195299" calcext:value-type="float">
            <text:p>0.178231673195299</text:p>
          </table:table-cell>
          <table:table-cell office:value-type="float" office:value="0.254336877448237" calcext:value-type="float">
            <text:p>0.254336877448237</text:p>
          </table:table-cell>
          <table:table-cell office:value-type="float" office:value="0.395914941242306" calcext:value-type="float">
            <text:p>0.395914941242306</text:p>
          </table:table-cell>
          <table:table-cell office:value-type="float" office:value="0.514269725797426" calcext:value-type="float">
            <text:p>0.514269725797426</text:p>
          </table:table-cell>
          <table:table-cell office:value-type="float" office:value="0.258813654168998" calcext:value-type="float">
            <text:p>0.258813654168998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.0686087666757419" calcext:value-type="float">
            <text:p>0.068608766675742</text:p>
          </table:table-cell>
          <table:table-cell office:value-type="float" office:value="0.175878028859243" calcext:value-type="float">
            <text:p>0.175878028859243</text:p>
          </table:table-cell>
          <table:table-cell office:value-type="float" office:value="0.25210999183229" calcext:value-type="float">
            <text:p>0.25210999183229</text:p>
          </table:table-cell>
          <table:table-cell office:value-type="float" office:value="0.393139123332426" calcext:value-type="float">
            <text:p>0.393139123332426</text:p>
          </table:table-cell>
          <table:table-cell office:value-type="float" office:value="0.510754151919412" calcext:value-type="float">
            <text:p>0.510754151919412</text:p>
          </table:table-cell>
          <table:table-cell office:value-type="float" office:value="0.256466104002178" calcext:value-type="float">
            <text:p>0.256466104002178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0.0686638388123012" calcext:value-type="float">
            <text:p>0.068663838812301</text:p>
          </table:table-cell>
          <table:table-cell office:value-type="float" office:value="0.173647932131495" calcext:value-type="float">
            <text:p>0.173647932131495</text:p>
          </table:table-cell>
          <table:table-cell office:value-type="float" office:value="0.247879109225875" calcext:value-type="float">
            <text:p>0.247879109225875</text:p>
          </table:table-cell>
          <table:table-cell office:value-type="float" office:value="0.388123011664899" calcext:value-type="float">
            <text:p>0.388123011664899</text:p>
          </table:table-cell>
          <table:table-cell office:value-type="float" office:value="0.505037115588547" calcext:value-type="float">
            <text:p>0.505037115588547</text:p>
          </table:table-cell>
          <table:table-cell office:value-type="float" office:value="0.25424178154825" calcext:value-type="float">
            <text:p>0.25424178154825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0.0669077757685353" calcext:value-type="float">
            <text:p>0.066907775768535</text:p>
          </table:table-cell>
          <table:table-cell office:value-type="float" office:value="0.171531903900801" calcext:value-type="float">
            <text:p>0.171531903900801</text:p>
          </table:table-cell>
          <table:table-cell office:value-type="float" office:value="0.245931283905967" calcext:value-type="float">
            <text:p>0.245931283905967</text:p>
          </table:table-cell>
          <table:table-cell office:value-type="float" office:value="0.385688452596228" calcext:value-type="float">
            <text:p>0.385688452596228</text:p>
          </table:table-cell>
          <table:table-cell office:value-type="float" office:value="0.49961250322914" calcext:value-type="float">
            <text:p>0.49961250322914</text:p>
          </table:table-cell>
          <table:table-cell office:value-type="float" office:value="0.252131232239731" calcext:value-type="float">
            <text:p>0.25213123223973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.0670025188916877" calcext:value-type="float">
            <text:p>0.067002518891688</text:p>
          </table:table-cell>
          <table:table-cell office:value-type="float" office:value="0.169521410579345" calcext:value-type="float">
            <text:p>0.169521410579345</text:p>
          </table:table-cell>
          <table:table-cell office:value-type="float" office:value="0.244080604534005" calcext:value-type="float">
            <text:p>0.244080604534005</text:p>
          </table:table-cell>
          <table:table-cell office:value-type="float" office:value="0.381108312342569" calcext:value-type="float">
            <text:p>0.381108312342569</text:p>
          </table:table-cell>
          <table:table-cell office:value-type="float" office:value="0.494458438287154" calcext:value-type="float">
            <text:p>0.494458438287154</text:p>
          </table:table-cell>
          <table:table-cell office:value-type="float" office:value="0.250125944584383" calcext:value-type="float">
            <text:p>0.250125944584383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0.065372327353158" calcext:value-type="float">
            <text:p>0.065372327353158</text:p>
          </table:table-cell>
          <table:table-cell office:value-type="float" office:value="0.167608749078398" calcext:value-type="float">
            <text:p>0.167608749078398</text:p>
          </table:table-cell>
          <table:table-cell office:value-type="float" office:value="0.240353895305972" calcext:value-type="float">
            <text:p>0.240353895305972</text:p>
          </table:table-cell>
          <table:table-cell office:value-type="float" office:value="0.378962890144999" calcext:value-type="float">
            <text:p>0.378962890144999</text:p>
          </table:table-cell>
          <table:table-cell office:value-type="float" office:value="0.491767018923569" calcext:value-type="float">
            <text:p>0.491767018923569</text:p>
          </table:table-cell>
          <table:table-cell office:value-type="float" office:value="0.248218235438683" calcext:value-type="float">
            <text:p>0.248218235438683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065978886756238" calcext:value-type="float">
            <text:p>0.065978886756238</text:p>
          </table:table-cell>
          <table:table-cell office:value-type="float" office:value="0.165786948176583" calcext:value-type="float">
            <text:p>0.165786948176583</text:p>
          </table:table-cell>
          <table:table-cell office:value-type="float" office:value="0.238723608445297" calcext:value-type="float">
            <text:p>0.238723608445297</text:p>
          </table:table-cell>
          <table:table-cell office:value-type="float" office:value="0.374760076775432" calcext:value-type="float">
            <text:p>0.374760076775432</text:p>
          </table:table-cell>
          <table:table-cell office:value-type="float" office:value="0.487044145873321" calcext:value-type="float">
            <text:p>0.487044145873321</text:p>
          </table:table-cell>
          <table:table-cell office:value-type="float" office:value="0.246401151631478" calcext:value-type="float">
            <text:p>0.246401151631478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0.0646824466838528" calcext:value-type="float">
            <text:p>0.064682446683853</text:p>
          </table:table-cell>
          <table:table-cell office:value-type="float" office:value="0.164049683618467" calcext:value-type="float">
            <text:p>0.16404968361846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370752284977736" calcext:value-type="float">
            <text:p>0.370752284977736</text:p>
          </table:table-cell>
          <table:table-cell office:value-type="float" office:value="0.482540426529177" calcext:value-type="float">
            <text:p>0.482540426529177</text:p>
          </table:table-cell>
          <table:table-cell office:value-type="float" office:value="0.242793531755332" calcext:value-type="float">
            <text:p>0.242793531755332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.0634448007329363" calcext:value-type="float">
            <text:p>0.063444800732936</text:p>
          </table:table-cell>
          <table:table-cell office:value-type="float" office:value="0.162391204764086" calcext:value-type="float">
            <text:p>0.162391204764086</text:p>
          </table:table-cell>
          <table:table-cell office:value-type="float" office:value="0.233852496564361" calcext:value-type="float">
            <text:p>0.233852496564361</text:p>
          </table:table-cell>
          <table:table-cell office:value-type="float" office:value="0.368987631699496" calcext:value-type="float">
            <text:p>0.368987631699496</text:p>
          </table:table-cell>
          <table:table-cell office:value-type="float" office:value="0.48030233623454" calcext:value-type="float">
            <text:p>0.48030233623454</text:p>
          </table:table-cell>
          <table:table-cell office:value-type="float" office:value="0.241181859825928" calcext:value-type="float">
            <text:p>0.241181859825928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0.064053751399776" calcext:value-type="float">
            <text:p>0.064053751399776</text:p>
          </table:table-cell>
          <table:table-cell office:value-type="float" office:value="0.160806270996641" calcext:value-type="float">
            <text:p>0.160806270996641</text:p>
          </table:table-cell>
          <table:table-cell office:value-type="float" office:value="0.230683090705487" calcext:value-type="float">
            <text:p>0.230683090705487</text:p>
          </table:table-cell>
          <table:table-cell office:value-type="float" office:value="0.36528555431131" calcext:value-type="float">
            <text:p>0.36528555431131</text:p>
          </table:table-cell>
          <table:table-cell office:value-type="float" office:value="0.476147816349384" calcext:value-type="float">
            <text:p>0.476147816349384</text:p>
          </table:table-cell>
          <table:table-cell office:value-type="float" office:value="0.239641657334826" calcext:value-type="float">
            <text:p>0.239641657334826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0.063102541630149" calcext:value-type="float">
            <text:p>0.063102541630149</text:p>
          </table:table-cell>
          <table:table-cell office:value-type="float" office:value="0.161262050832603" calcext:value-type="float">
            <text:p>0.161262050832603</text:p>
          </table:table-cell>
          <table:table-cell office:value-type="float" office:value="0.229623137598598" calcext:value-type="float">
            <text:p>0.229623137598598</text:p>
          </table:table-cell>
          <table:table-cell office:value-type="float" office:value="0.364154250657318" calcext:value-type="float">
            <text:p>0.364154250657318</text:p>
          </table:table-cell>
          <table:table-cell office:value-type="float" office:value="0.472611744084137" calcext:value-type="float">
            <text:p>0.472611744084137</text:p>
          </table:table-cell>
          <table:table-cell office:value-type="float" office:value="0.238387379491674" calcext:value-type="float">
            <text:p>0.238387379491674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0.0636929015655158" calcext:value-type="float">
            <text:p>0.063692901565516</text:p>
          </table:table-cell>
          <table:table-cell office:value-type="float" office:value="0.159768389448853" calcext:value-type="float">
            <text:p>0.159768389448853</text:p>
          </table:table-cell>
          <table:table-cell office:value-type="float" office:value="0.226678104224748" calcext:value-type="float">
            <text:p>0.226678104224748</text:p>
          </table:table-cell>
          <table:table-cell office:value-type="float" office:value="0.360711987990564" calcext:value-type="float">
            <text:p>0.360711987990564</text:p>
          </table:table-cell>
          <table:table-cell office:value-type="float" office:value="0.468796911859318" calcext:value-type="float">
            <text:p>0.468796911859318</text:p>
          </table:table-cell>
          <table:table-cell office:value-type="float" office:value="0.236971906497963" calcext:value-type="float">
            <text:p>0.236971906497963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0.0625787484250315" calcext:value-type="float">
            <text:p>0.062578748425032</text:p>
          </table:table-cell>
          <table:table-cell office:value-type="float" office:value="0.158336833263335" calcext:value-type="float">
            <text:p>0.158336833263335</text:p>
          </table:table-cell>
          <table:table-cell office:value-type="float" office:value="0.225535489290214" calcext:value-type="float">
            <text:p>0.225535489290214</text:p>
          </table:table-cell>
          <table:table-cell office:value-type="float" office:value="0.357412851742965" calcext:value-type="float">
            <text:p>0.357412851742965</text:p>
          </table:table-cell>
          <table:table-cell office:value-type="float" office:value="0.465140697186056" calcext:value-type="float">
            <text:p>0.465140697186056</text:p>
          </table:table-cell>
          <table:table-cell office:value-type="float" office:value="0.235615287694246" calcext:value-type="float">
            <text:p>0.235615287694246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0.0615099773709113" calcext:value-type="float">
            <text:p>0.061509977370911</text:p>
          </table:table-cell>
          <table:table-cell office:value-type="float" office:value="0.156963587739148" calcext:value-type="float">
            <text:p>0.156963587739148</text:p>
          </table:table-cell>
          <table:table-cell office:value-type="float" office:value="0.222793663855174" calcext:value-type="float">
            <text:p>0.222793663855174</text:p>
          </table:table-cell>
          <table:table-cell office:value-type="float" office:value="0.354248097099362" calcext:value-type="float">
            <text:p>0.354248097099362</text:p>
          </table:table-cell>
          <table:table-cell office:value-type="float" office:value="0.463484879654392" calcext:value-type="float">
            <text:p>0.463484879654392</text:p>
          </table:table-cell>
          <table:table-cell office:value-type="float" office:value="0.234313927175478" calcext:value-type="float">
            <text:p>0.23431392717547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620967741935484" calcext:value-type="float">
            <text:p>0.062096774193548</text:p>
          </table:table-cell>
          <table:table-cell office:value-type="float" office:value="0.155645161290323" calcext:value-type="float">
            <text:p>0.155645161290323</text:p>
          </table:table-cell>
          <table:table-cell office:value-type="float" office:value="0.220161290322581" calcext:value-type="float">
            <text:p>0.220161290322581</text:p>
          </table:table-cell>
          <table:table-cell office:value-type="float" office:value="0.353024193548387" calcext:value-type="float">
            <text:p>0.353024193548387</text:p>
          </table:table-cell>
          <table:table-cell office:value-type="float" office:value="0.46008064516129" calcext:value-type="float">
            <text:p>0.46008064516129</text:p>
          </table:table-cell>
          <table:table-cell office:value-type="float" office:value="0.233064516129032" calcext:value-type="float">
            <text:p>0.233064516129032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0.0610792646768136" calcext:value-type="float">
            <text:p>0.061079264676814</text:p>
          </table:table-cell>
          <table:table-cell office:value-type="float" office:value="0.154378335639454" calcext:value-type="float">
            <text:p>0.154378335639454</text:p>
          </table:table-cell>
          <table:table-cell office:value-type="float" office:value="0.219213283257561" calcext:value-type="float">
            <text:p>0.219213283257561</text:p>
          </table:table-cell>
          <table:table-cell office:value-type="float" office:value="0.350069183633129" calcext:value-type="float">
            <text:p>0.350069183633129</text:p>
          </table:table-cell>
          <table:table-cell office:value-type="float" office:value="0.456809646175133" calcext:value-type="float">
            <text:p>0.456809646175133</text:p>
          </table:table-cell>
          <table:table-cell office:value-type="float" office:value="0.23186400474402" calcext:value-type="float">
            <text:p>0.23186400474402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0.0616518030244281" calcext:value-type="float">
            <text:p>0.061651803024428</text:p>
          </table:table-cell>
          <table:table-cell office:value-type="float" office:value="0.153160139588988" calcext:value-type="float">
            <text:p>0.153160139588988</text:p>
          </table:table-cell>
          <table:table-cell office:value-type="float" office:value="0.21675067855758" calcext:value-type="float">
            <text:p>0.21675067855758</text:p>
          </table:table-cell>
          <table:table-cell office:value-type="float" office:value="0.347227607599845" calcext:value-type="float">
            <text:p>0.347227607599845</text:p>
          </table:table-cell>
          <table:table-cell office:value-type="float" office:value="0.453664210934471" calcext:value-type="float">
            <text:p>0.453664210934471</text:p>
          </table:table-cell>
          <table:table-cell office:value-type="float" office:value="0.230709577355564" calcext:value-type="float">
            <text:p>0.230709577355564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0.0606809967662165" calcext:value-type="float">
            <text:p>0.060680996766217</text:p>
          </table:table-cell>
          <table:table-cell office:value-type="float" office:value="0.151987825756135" calcext:value-type="float">
            <text:p>0.151987825756135</text:p>
          </table:table-cell>
          <table:table-cell office:value-type="float" office:value="0.214380825565912" calcext:value-type="float">
            <text:p>0.214380825565912</text:p>
          </table:table-cell>
          <table:table-cell office:value-type="float" office:value="0.344493056876546" calcext:value-type="float">
            <text:p>0.344493056876546</text:p>
          </table:table-cell>
          <table:table-cell office:value-type="float" office:value="0.450637245577325" calcext:value-type="float">
            <text:p>0.450637245577325</text:p>
          </table:table-cell>
          <table:table-cell office:value-type="float" office:value="0.229598630397565" calcext:value-type="float">
            <text:p>0.22959863039756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0610530246452577" calcext:value-type="float">
            <text:p>0.061053024645258</text:p>
          </table:table-cell>
          <table:table-cell office:value-type="float" office:value="0.149178491411501" calcext:value-type="float">
            <text:p>0.149178491411501</text:p>
          </table:table-cell>
          <table:table-cell office:value-type="float" office:value="0.213405526512323" calcext:value-type="float">
            <text:p>0.213405526512323</text:p>
          </table:table-cell>
          <table:table-cell office:value-type="float" office:value="0.341486183719193" calcext:value-type="float">
            <text:p>0.341486183719193</text:p>
          </table:table-cell>
          <table:table-cell office:value-type="float" office:value="0.447348767737117" calcext:value-type="float">
            <text:p>0.447348767737117</text:p>
          </table:table-cell>
          <table:table-cell office:value-type="float" office:value="0.22890216579537" calcext:value-type="float">
            <text:p>0.22890216579537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0.06012832263978" calcext:value-type="float">
            <text:p>0.06012832263978</text:p>
          </table:table-cell>
          <table:table-cell office:value-type="float" office:value="0.148120989917507" calcext:value-type="float">
            <text:p>0.148120989917507</text:p>
          </table:table-cell>
          <table:table-cell office:value-type="float" office:value="0.211182401466544" calcext:value-type="float">
            <text:p>0.211182401466544</text:p>
          </table:table-cell>
          <table:table-cell office:value-type="float" office:value="0.338955087076077" calcext:value-type="float">
            <text:p>0.338955087076077</text:p>
          </table:table-cell>
          <table:table-cell office:value-type="float" office:value="0.446196150320807" calcext:value-type="float">
            <text:p>0.446196150320807</text:p>
          </table:table-cell>
          <table:table-cell office:value-type="float" office:value="0.228414298808433" calcext:value-type="float">
            <text:p>0.228414298808433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0.0592365862441484" calcext:value-type="float">
            <text:p>0.059236586244148</text:p>
          </table:table-cell>
          <table:table-cell office:value-type="float" office:value="0.147101188332733" calcext:value-type="float">
            <text:p>0.147101188332733</text:p>
          </table:table-cell>
          <table:table-cell office:value-type="float" office:value="0.210478934101548" calcext:value-type="float">
            <text:p>0.210478934101548</text:p>
          </table:table-cell>
          <table:table-cell office:value-type="float" office:value="0.338134677709759" calcext:value-type="float">
            <text:p>0.338134677709759</text:p>
          </table:table-cell>
          <table:table-cell office:value-type="float" office:value="0.443464169967591" calcext:value-type="float">
            <text:p>0.443464169967591</text:p>
          </table:table-cell>
          <table:table-cell office:value-type="float" office:value="0.227943824270796" calcext:value-type="float">
            <text:p>0.227943824270796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0.059791261277198" calcext:value-type="float">
            <text:p>0.059791261277198</text:p>
          </table:table-cell>
          <table:table-cell office:value-type="float" office:value="0.146117105961436" calcext:value-type="float">
            <text:p>0.146117105961436</text:p>
          </table:table-cell>
          <table:table-cell office:value-type="float" office:value="0.208384928356625" calcext:value-type="float">
            <text:p>0.208384928356625</text:p>
          </table:table-cell>
          <table:table-cell office:value-type="float" office:value="0.335750928710419" calcext:value-type="float">
            <text:p>0.335750928710419</text:p>
          </table:table-cell>
          <table:table-cell office:value-type="float" office:value="0.4408278790023" calcext:value-type="float">
            <text:p>0.4408278790023</text:p>
          </table:table-cell>
          <table:table-cell office:value-type="float" office:value="0.227489828409694" calcext:value-type="float">
            <text:p>0.227489828409694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0.0589360222531294" calcext:value-type="float">
            <text:p>0.058936022253129</text:p>
          </table:table-cell>
          <table:table-cell office:value-type="float" office:value="0.145166898470097" calcext:value-type="float">
            <text:p>0.145166898470097</text:p>
          </table:table-cell>
          <table:table-cell office:value-type="float" office:value="0.206710709318498" calcext:value-type="float">
            <text:p>0.206710709318498</text:p>
          </table:table-cell>
          <table:table-cell office:value-type="float" office:value="0.333449235048679" calcext:value-type="float">
            <text:p>0.333449235048679</text:p>
          </table:table-cell>
          <table:table-cell office:value-type="float" office:value="0.438282336578581" calcext:value-type="float">
            <text:p>0.438282336578581</text:p>
          </table:table-cell>
          <table:table-cell office:value-type="float" office:value="0.227051460361613" calcext:value-type="float">
            <text:p>0.227051460361613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0.0594770124764998" calcext:value-type="float">
            <text:p>0.0594770124765</text:p>
          </table:table-cell>
          <table:table-cell office:value-type="float" office:value="0.144248846351051" calcext:value-type="float">
            <text:p>0.144248846351051</text:p>
          </table:table-cell>
          <table:table-cell office:value-type="float" office:value="0.205093146470689" calcext:value-type="float">
            <text:p>0.205093146470689</text:p>
          </table:table-cell>
          <table:table-cell office:value-type="float" office:value="0.331225431550162" calcext:value-type="float">
            <text:p>0.331225431550162</text:p>
          </table:table-cell>
          <table:table-cell office:value-type="float" office:value="0.437361134848744" calcext:value-type="float">
            <text:p>0.437361134848744</text:p>
          </table:table-cell>
          <table:table-cell office:value-type="float" office:value="0.226627926850111" calcext:value-type="float">
            <text:p>0.226627926850111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58655462184874" calcext:value-type="float">
            <text:p>0.058655462184874</text:p>
          </table:table-cell>
          <table:table-cell office:value-type="float" office:value="0.143361344537815" calcext:value-type="float">
            <text:p>0.143361344537815</text:p>
          </table:table-cell>
          <table:table-cell office:value-type="float" office:value="0.205042016806723" calcext:value-type="float">
            <text:p>0.205042016806723</text:p>
          </table:table-cell>
          <table:table-cell office:value-type="float" office:value="0.329075630252101" calcext:value-type="float">
            <text:p>0.329075630252101</text:p>
          </table:table-cell>
          <table:table-cell office:value-type="float" office:value="0.434957983193277" calcext:value-type="float">
            <text:p>0.434957983193277</text:p>
          </table:table-cell>
          <table:table-cell office:value-type="float" office:value="0.226218487394958" calcext:value-type="float">
            <text:p>0.226218487394958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0.0578608034385849" calcext:value-type="float">
            <text:p>0.057860803438585</text:p>
          </table:table-cell>
          <table:table-cell office:value-type="float" office:value="0.142502893040172" calcext:value-type="float">
            <text:p>0.142502893040172</text:p>
          </table:table-cell>
          <table:table-cell office:value-type="float" office:value="0.203504711522566" calcext:value-type="float">
            <text:p>0.203504711522566</text:p>
          </table:table-cell>
          <table:table-cell office:value-type="float" office:value="0.326996197718631" calcext:value-type="float">
            <text:p>0.326996197718631</text:p>
          </table:table-cell>
          <table:table-cell office:value-type="float" office:value="0.432633493139362" calcext:value-type="float">
            <text:p>0.432633493139362</text:p>
          </table:table-cell>
          <table:table-cell office:value-type="float" office:value="0.225822449991734" calcext:value-type="float">
            <text:p>0.225822449991734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0.0583929733246584" calcext:value-type="float">
            <text:p>0.058392973324659</text:p>
          </table:table-cell>
          <table:table-cell office:value-type="float" office:value="0.14167208848406" calcext:value-type="float">
            <text:p>0.14167208848406</text:p>
          </table:table-cell>
          <table:table-cell office:value-type="float" office:value="0.202016916070267" calcext:value-type="float">
            <text:p>0.202016916070267</text:p>
          </table:table-cell>
          <table:table-cell office:value-type="float" office:value="0.32498373454782" calcext:value-type="float">
            <text:p>0.32498373454782</text:p>
          </table:table-cell>
          <table:table-cell office:value-type="float" office:value="0.430383864671438" calcext:value-type="float">
            <text:p>0.430383864671438</text:p>
          </table:table-cell>
          <table:table-cell office:value-type="float" office:value="0.225439167208848" calcext:value-type="float">
            <text:p>0.225439167208848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0.0576276612774132" calcext:value-type="float">
            <text:p>0.057627661277413</text:p>
          </table:table-cell>
          <table:table-cell office:value-type="float" office:value="0.140867616455899" calcext:value-type="float">
            <text:p>0.140867616455899</text:p>
          </table:table-cell>
          <table:table-cell office:value-type="float" office:value="0.202016968144709" calcext:value-type="float">
            <text:p>0.202016968144709</text:p>
          </table:table-cell>
          <table:table-cell office:value-type="float" office:value="0.323035056827277" calcext:value-type="float">
            <text:p>0.323035056827277</text:p>
          </table:table-cell>
          <table:table-cell office:value-type="float" office:value="0.428205538658556" calcext:value-type="float">
            <text:p>0.428205538658556</text:p>
          </table:table-cell>
          <table:table-cell office:value-type="float" office:value="0.225068032655675" calcext:value-type="float">
            <text:p>0.225068032655675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0.0568862275449102" calcext:value-type="float">
            <text:p>0.05688622754491</text:p>
          </table:table-cell>
          <table:table-cell office:value-type="float" office:value="0.140088244563505" calcext:value-type="float">
            <text:p>0.140088244563505</text:p>
          </table:table-cell>
          <table:table-cell office:value-type="float" office:value="0.20059880239521" calcext:value-type="float">
            <text:p>0.20059880239521</text:p>
          </table:table-cell>
          <table:table-cell office:value-type="float" office:value="0.321147179325559" calcext:value-type="float">
            <text:p>0.321147179325559</text:p>
          </table:table-cell>
          <table:table-cell office:value-type="float" office:value="0.426095178064923" calcext:value-type="float">
            <text:p>0.426095178064923</text:p>
          </table:table-cell>
          <table:table-cell office:value-type="float" office:value="0.22470847778128" calcext:value-type="float">
            <text:p>0.22470847778128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0574088440651668" calcext:value-type="float">
            <text:p>0.057408844065167</text:p>
          </table:table-cell>
          <table:table-cell office:value-type="float" office:value="0.13933281613654" calcext:value-type="float">
            <text:p>0.13933281613654</text:p>
          </table:table-cell>
          <table:table-cell office:value-type="float" office:value="0.19922420480993" calcext:value-type="float">
            <text:p>0.19922420480993</text:p>
          </table:table-cell>
          <table:table-cell office:value-type="float" office:value="0.319317300232739" calcext:value-type="float">
            <text:p>0.319317300232739</text:p>
          </table:table-cell>
          <table:table-cell office:value-type="float" office:value="0.424049650892164" calcext:value-type="float">
            <text:p>0.424049650892164</text:p>
          </table:table-cell>
          <table:table-cell office:value-type="float" office:value="0.224359968968192" calcext:value-type="float">
            <text:p>0.224359968968192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0.0565403422982885" calcext:value-type="float">
            <text:p>0.056540342298289</text:p>
          </table:table-cell>
          <table:table-cell office:value-type="float" office:value="0.137224938875306" calcext:value-type="float">
            <text:p>0.137224938875306</text:p>
          </table:table-cell>
          <table:table-cell office:value-type="float" office:value="0.197585574572127" calcext:value-type="float">
            <text:p>0.197585574572127</text:p>
          </table:table-cell>
          <table:table-cell office:value-type="float" office:value="0.317237163814181" calcext:value-type="float">
            <text:p>0.317237163814181</text:p>
          </table:table-cell>
          <table:table-cell office:value-type="float" office:value="0.420385085574572" calcext:value-type="float">
            <text:p>0.420385085574572</text:p>
          </table:table-cell>
          <table:table-cell office:value-type="float" office:value="0.223716381418093" calcext:value-type="float">
            <text:p>0.223716381418093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0.0558482613277134" calcext:value-type="float">
            <text:p>0.055848261327713</text:p>
          </table:table-cell>
          <table:table-cell office:value-type="float" office:value="0.136534698178534" calcext:value-type="float">
            <text:p>0.136534698178534</text:p>
          </table:table-cell>
          <table:table-cell office:value-type="float" office:value="0.197651663405088" calcext:value-type="float">
            <text:p>0.197651663405088</text:p>
          </table:table-cell>
          <table:table-cell office:value-type="float" office:value="0.315520096342014" calcext:value-type="float">
            <text:p>0.315520096342014</text:p>
          </table:table-cell>
          <table:table-cell office:value-type="float" office:value="0.418485623965076" calcext:value-type="float">
            <text:p>0.418485623965076</text:p>
          </table:table-cell>
          <table:table-cell office:value-type="float" office:value="0.223393045310854" calcext:value-type="float">
            <text:p>0.223393045310854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0.0563630970038564" calcext:value-type="float">
            <text:p>0.056363097003857</text:p>
          </table:table-cell>
          <table:table-cell office:value-type="float" office:value="0.135864728567191" calcext:value-type="float">
            <text:p>0.135864728567191</text:p>
          </table:table-cell>
          <table:table-cell office:value-type="float" office:value="0.196380895876595" calcext:value-type="float">
            <text:p>0.196380895876595</text:p>
          </table:table-cell>
          <table:table-cell office:value-type="float" office:value="0.31385345594779" calcext:value-type="float">
            <text:p>0.31385345594779</text:p>
          </table:table-cell>
          <table:table-cell office:value-type="float" office:value="0.415307030554732" calcext:value-type="float">
            <text:p>0.415307030554732</text:p>
          </table:table-cell>
          <table:table-cell office:value-type="float" office:value="0.223079204983684" calcext:value-type="float">
            <text:p>0.22307920498368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0.0556936120450227" calcext:value-type="float">
            <text:p>0.055693612045023</text:p>
          </table:table-cell>
          <table:table-cell office:value-type="float" office:value="0.135214149978073" calcext:value-type="float">
            <text:p>0.135214149978073</text:p>
          </table:table-cell>
          <table:table-cell office:value-type="float" office:value="0.195146908346733" calcext:value-type="float">
            <text:p>0.195146908346733</text:p>
          </table:table-cell>
          <table:table-cell office:value-type="float" office:value="0.312235053354773" calcext:value-type="float">
            <text:p>0.312235053354773</text:p>
          </table:table-cell>
          <table:table-cell office:value-type="float" office:value="0.412220435608829" calcext:value-type="float">
            <text:p>0.412220435608829</text:p>
          </table:table-cell>
          <table:table-cell office:value-type="float" office:value="0.222774448180091" calcext:value-type="float">
            <text:p>0.222774448180091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.0550432276657061" calcext:value-type="float">
            <text:p>0.055043227665706</text:p>
          </table:table-cell>
          <table:table-cell office:value-type="float" office:value="0.134582132564841" calcext:value-type="float">
            <text:p>0.134582132564841</text:p>
          </table:table-cell>
          <table:table-cell office:value-type="float" office:value="0.193948126801153" calcext:value-type="float">
            <text:p>0.193948126801153</text:p>
          </table:table-cell>
          <table:table-cell office:value-type="float" office:value="0.309365994236311" calcext:value-type="float">
            <text:p>0.309365994236311</text:p>
          </table:table-cell>
          <table:table-cell office:value-type="float" office:value="0.410518731988473" calcext:value-type="float">
            <text:p>0.410518731988473</text:p>
          </table:table-cell>
          <table:table-cell office:value-type="float" office:value="0.222478386167147" calcext:value-type="float">
            <text:p>0.222478386167147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.0555476630203154" calcext:value-type="float">
            <text:p>0.055547663020315</text:p>
          </table:table-cell>
          <table:table-cell office:value-type="float" office:value="0.133967893166643" calcext:value-type="float">
            <text:p>0.133967893166643</text:p>
          </table:table-cell>
          <table:table-cell office:value-type="float" office:value="0.192783065776389" calcext:value-type="float">
            <text:p>0.192783065776389</text:p>
          </table:table-cell>
          <table:table-cell office:value-type="float" office:value="0.307856229578065" calcext:value-type="float">
            <text:p>0.307856229578065</text:p>
          </table:table-cell>
          <table:table-cell office:value-type="float" office:value="0.407586304872851" calcext:value-type="float">
            <text:p>0.407586304872851</text:p>
          </table:table-cell>
          <table:table-cell office:value-type="float" office:value="0.222190652081262" calcext:value-type="float">
            <text:p>0.222190652081262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0.0547772485289997" calcext:value-type="float">
            <text:p>0.054777248529</text:p>
          </table:table-cell>
          <table:table-cell office:value-type="float" office:value="0.132109834687588" calcext:value-type="float">
            <text:p>0.132109834687588</text:p>
          </table:table-cell>
          <table:table-cell office:value-type="float" office:value="0.191370131689549" calcext:value-type="float">
            <text:p>0.191370131689549</text:p>
          </table:table-cell>
          <table:table-cell office:value-type="float" office:value="0.30610815354441" calcext:value-type="float">
            <text:p>0.30610815354441</text:p>
          </table:table-cell>
          <table:table-cell office:value-type="float" office:value="0.405715886803026" calcext:value-type="float">
            <text:p>0.405715886803026</text:p>
          </table:table-cell>
          <table:table-cell office:value-type="float" office:value="0.22163070888204" calcext:value-type="float">
            <text:p>0.22163070888204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0.0552715213486251" calcext:value-type="float">
            <text:p>0.055271521348625</text:p>
          </table:table-cell>
          <table:table-cell office:value-type="float" office:value="0.131546220809728" calcext:value-type="float">
            <text:p>0.131546220809728</text:p>
          </table:table-cell>
          <table:table-cell office:value-type="float" office:value="0.191515821472986" calcext:value-type="float">
            <text:p>0.191515821472986</text:p>
          </table:table-cell>
          <table:table-cell office:value-type="float" office:value="0.304684261434296" calcext:value-type="float">
            <text:p>0.304684261434296</text:p>
          </table:table-cell>
          <table:table-cell office:value-type="float" office:value="0.402929390631477" calcext:value-type="float">
            <text:p>0.402929390631477</text:p>
          </table:table-cell>
          <table:table-cell office:value-type="float" office:value="0.221362443001244" calcext:value-type="float">
            <text:p>0.221362443001244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0.0546619411123228" calcext:value-type="float">
            <text:p>0.054661941112323</text:p>
          </table:table-cell>
          <table:table-cell office:value-type="float" office:value="0.130997818974918" calcext:value-type="float">
            <text:p>0.130997818974918</text:p>
          </table:table-cell>
          <table:table-cell office:value-type="float" office:value="0.190430752453653" calcext:value-type="float">
            <text:p>0.190430752453653</text:p>
          </table:table-cell>
          <table:table-cell office:value-type="float" office:value="0.303298800436205" calcext:value-type="float">
            <text:p>0.303298800436205</text:p>
          </table:table-cell>
          <table:table-cell office:value-type="float" office:value="0.401444929116685" calcext:value-type="float">
            <text:p>0.401444929116685</text:p>
          </table:table-cell>
          <table:table-cell office:value-type="float" office:value="0.221101417666303" calcext:value-type="float">
            <text:p>0.221101417666303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.0540685944855414" calcext:value-type="float">
            <text:p>0.054068594485541</text:p>
          </table:table-cell>
          <table:table-cell office:value-type="float" office:value="0.130464021519839" calcext:value-type="float">
            <text:p>0.130464021519839</text:p>
          </table:table-cell>
          <table:table-cell office:value-type="float" office:value="0.189374579690652" calcext:value-type="float">
            <text:p>0.189374579690652</text:p>
          </table:table-cell>
          <table:table-cell office:value-type="float" office:value="0.301950235373235" calcext:value-type="float">
            <text:p>0.301950235373235</text:p>
          </table:table-cell>
          <table:table-cell office:value-type="float" office:value="0.398789509078682" calcext:value-type="float">
            <text:p>0.398789509078682</text:p>
          </table:table-cell>
          <table:table-cell office:value-type="float" office:value="0.220847343644923" calcext:value-type="float">
            <text:p>0.220847343644923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.0534908415184497" calcext:value-type="float">
            <text:p>0.05349084151845</text:p>
          </table:table-cell>
          <table:table-cell office:value-type="float" office:value="0.129944252720998" calcext:value-type="float">
            <text:p>0.129944252720998</text:p>
          </table:table-cell>
          <table:table-cell office:value-type="float" office:value="0.188346164056278" calcext:value-type="float">
            <text:p>0.188346164056278</text:p>
          </table:table-cell>
          <table:table-cell office:value-type="float" office:value="0.299442527209981" calcext:value-type="float">
            <text:p>0.299442527209981</text:p>
          </table:table-cell>
          <table:table-cell office:value-type="float" office:value="0.396203875763207" calcext:value-type="float">
            <text:p>0.396203875763207</text:p>
          </table:table-cell>
          <table:table-cell office:value-type="float" office:value="0.219405362357313" calcext:value-type="float">
            <text:p>0.219405362357313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0.0539761561640246" calcext:value-type="float">
            <text:p>0.053976156164025</text:p>
          </table:table-cell>
          <table:table-cell office:value-type="float" office:value="0.129437966723438" calcext:value-type="float">
            <text:p>0.129437966723438</text:p>
          </table:table-cell>
          <table:table-cell office:value-type="float" office:value="0.187344425520765" calcext:value-type="float">
            <text:p>0.187344425520765</text:p>
          </table:table-cell>
          <table:table-cell office:value-type="float" office:value="0.298178959779903" calcext:value-type="float">
            <text:p>0.298178959779903</text:p>
          </table:table-cell>
          <table:table-cell office:value-type="float" office:value="0.394864404559151" calcext:value-type="float">
            <text:p>0.394864404559151</text:p>
          </table:table-cell>
          <table:table-cell office:value-type="float" office:value="0.219179876850517" calcext:value-type="float">
            <text:p>0.219179876850517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0.0532850491464046" calcext:value-type="float">
            <text:p>0.053285049146405</text:p>
          </table:table-cell>
          <table:table-cell office:value-type="float" office:value="0.127780651836524" calcext:value-type="float">
            <text:p>0.127780651836524</text:p>
          </table:table-cell>
          <table:table-cell office:value-type="float" office:value="0.186109674081738" calcext:value-type="float">
            <text:p>0.186109674081738</text:p>
          </table:table-cell>
          <table:table-cell office:value-type="float" office:value="0.296689084324884" calcext:value-type="float">
            <text:p>0.296689084324884</text:p>
          </table:table-cell>
          <table:table-cell office:value-type="float" office:value="0.392136575271599" calcext:value-type="float">
            <text:p>0.392136575271599</text:p>
          </table:table-cell>
          <table:table-cell office:value-type="float" office:value="0.218701500258665" calcext:value-type="float">
            <text:p>0.218701500258665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.0537606946750096" calcext:value-type="float">
            <text:p>0.05376069467501</text:p>
          </table:table-cell>
          <table:table-cell office:value-type="float" office:value="0.127314519218491" calcext:value-type="float">
            <text:p>0.127314519218491</text:p>
          </table:table-cell>
          <table:table-cell office:value-type="float" office:value="0.185161537479249" calcext:value-type="float">
            <text:p>0.185161537479249</text:p>
          </table:table-cell>
          <table:table-cell office:value-type="float" office:value="0.295492274294471" calcext:value-type="float">
            <text:p>0.295492274294471</text:p>
          </table:table-cell>
          <table:table-cell office:value-type="float" office:value="0.390882390499298" calcext:value-type="float">
            <text:p>0.390882390499298</text:p>
          </table:table-cell>
          <table:table-cell office:value-type="float" office:value="0.218490614225514" calcext:value-type="float">
            <text:p>0.218490614225514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.0532156368221942" calcext:value-type="float">
            <text:p>0.053215636822194</text:p>
          </table:table-cell>
          <table:table-cell office:value-type="float" office:value="0.126860025220681" calcext:value-type="float">
            <text:p>0.126860025220681</text:p>
          </table:table-cell>
          <table:table-cell office:value-type="float" office:value="0.185372005044136" calcext:value-type="float">
            <text:p>0.185372005044136</text:p>
          </table:table-cell>
          <table:table-cell office:value-type="float" office:value="0.294325346784363" calcext:value-type="float">
            <text:p>0.294325346784363</text:p>
          </table:table-cell>
          <table:table-cell office:value-type="float" office:value="0.388524590163934" calcext:value-type="float">
            <text:p>0.388524590163934</text:p>
          </table:table-cell>
          <table:table-cell office:value-type="float" office:value="0.21828499369483" calcext:value-type="float">
            <text:p>0.21828499369483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.0526840204259559" calcext:value-type="float">
            <text:p>0.052684020425956</text:p>
          </table:table-cell>
          <table:table-cell office:value-type="float" office:value="0.126416739319965" calcext:value-type="float">
            <text:p>0.126416739319965</text:p>
          </table:table-cell>
          <table:table-cell office:value-type="float" office:value="0.184456345746668" calcext:value-type="float">
            <text:p>0.184456345746668</text:p>
          </table:table-cell>
          <table:table-cell office:value-type="float" office:value="0.292066259808195" calcext:value-type="float">
            <text:p>0.292066259808195</text:p>
          </table:table-cell>
          <table:table-cell office:value-type="float" office:value="0.387345871216839" calcext:value-type="float">
            <text:p>0.387345871216839</text:p>
          </table:table-cell>
          <table:table-cell office:value-type="float" office:value="0.218084443890895" calcext:value-type="float">
            <text:p>0.218084443890895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.0530265748031496" calcext:value-type="float">
            <text:p>0.05302657480315</text:p>
          </table:table-cell>
          <table:table-cell office:value-type="float" office:value="0.124876968503937" calcext:value-type="float">
            <text:p>0.124876968503937</text:p>
          </table:table-cell>
          <table:table-cell office:value-type="float" office:value="0.183316929133858" calcext:value-type="float">
            <text:p>0.183316929133858</text:p>
          </table:table-cell>
          <table:table-cell office:value-type="float" office:value="0.29072342519685" calcext:value-type="float">
            <text:p>0.29072342519685</text:p>
          </table:table-cell>
          <table:table-cell office:value-type="float" office:value="0.384842519685039" calcext:value-type="float">
            <text:p>0.384842519685039</text:p>
          </table:table-cell>
          <table:table-cell office:value-type="float" office:value="0.217642716535433" calcext:value-type="float">
            <text:p>0.217642716535433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0.0525100279567279" calcext:value-type="float">
            <text:p>0.052510027956728</text:p>
          </table:table-cell>
          <table:table-cell office:value-type="float" office:value="0.124468214415947" calcext:value-type="float">
            <text:p>0.124468214415947</text:p>
          </table:table-cell>
          <table:table-cell office:value-type="float" office:value="0.182448036951501" calcext:value-type="float">
            <text:p>0.182448036951501</text:p>
          </table:table-cell>
          <table:table-cell office:value-type="float" office:value="0.289656010696487" calcext:value-type="float">
            <text:p>0.289656010696487</text:p>
          </table:table-cell>
          <table:table-cell office:value-type="float" office:value="0.382642518536526" calcext:value-type="float">
            <text:p>0.382642518536526</text:p>
          </table:table-cell>
          <table:table-cell office:value-type="float" office:value="0.217454722255986" calcext:value-type="float">
            <text:p>0.217454722255986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0.0518856593802546" calcext:value-type="float">
            <text:p>0.051885659380255</text:p>
          </table:table-cell>
          <table:table-cell office:value-type="float" office:value="0.124189286572184" calcext:value-type="float">
            <text:p>0.124189286572184</text:p>
          </table:table-cell>
          <table:table-cell office:value-type="float" office:value="0.181479702137881" calcext:value-type="float">
            <text:p>0.181479702137881</text:p>
          </table:table-cell>
          <table:table-cell office:value-type="float" office:value="0.288493874609656" calcext:value-type="float">
            <text:p>0.288493874609656</text:p>
          </table:table-cell>
          <table:table-cell office:value-type="float" office:value="0.381455680999279" calcext:value-type="float">
            <text:p>0.381455680999279</text:p>
          </table:table-cell>
          <table:table-cell office:value-type="float" office:value="0.217151092961806" calcext:value-type="float">
            <text:p>0.217151092961806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0.0512759643916914" calcext:value-type="float">
            <text:p>0.051275964391691</text:p>
          </table:table-cell>
          <table:table-cell office:value-type="float" office:value="0.123916913946588" calcext:value-type="float">
            <text:p>0.123916913946588</text:p>
          </table:table-cell>
          <table:table-cell office:value-type="float" office:value="0.18053412462908" calcext:value-type="float">
            <text:p>0.18053412462908</text:p>
          </table:table-cell>
          <table:table-cell office:value-type="float" office:value="0.286290801186944" calcext:value-type="float">
            <text:p>0.286290801186944</text:p>
          </table:table-cell>
          <table:table-cell office:value-type="float" office:value="0.380296735905044" calcext:value-type="float">
            <text:p>0.380296735905044</text:p>
          </table:table-cell>
          <table:table-cell office:value-type="float" office:value="0.216854599406528" calcext:value-type="float">
            <text:p>0.216854599406528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0.0516189582355702" calcext:value-type="float">
            <text:p>0.05161895823557</text:p>
          </table:table-cell>
          <table:table-cell office:value-type="float" office:value="0.123650868137025" calcext:value-type="float">
            <text:p>0.123650868137025</text:p>
          </table:table-cell>
          <table:table-cell office:value-type="float" office:value="0.17961051149695" calcext:value-type="float">
            <text:p>0.17961051149695</text:p>
          </table:table-cell>
          <table:table-cell office:value-type="float" office:value="0.285194744251525" calcext:value-type="float">
            <text:p>0.285194744251525</text:p>
          </table:table-cell>
          <table:table-cell office:value-type="float" office:value="0.378108869075551" calcext:value-type="float">
            <text:p>0.378108869075551</text:p>
          </table:table-cell>
          <table:table-cell office:value-type="float" office:value="0.216564992961051" calcext:value-type="float">
            <text:p>0.216564992961051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0.0510263249449148" calcext:value-type="float">
            <text:p>0.051026324944915</text:p>
          </table:table-cell>
          <table:table-cell office:value-type="float" office:value="0.122231242027137" calcext:value-type="float">
            <text:p>0.122231242027137</text:p>
          </table:table-cell>
          <table:table-cell office:value-type="float" office:value="0.178592137307202" calcext:value-type="float">
            <text:p>0.178592137307202</text:p>
          </table:table-cell>
          <table:table-cell office:value-type="float" office:value="0.284007885886582" calcext:value-type="float">
            <text:p>0.284007885886582</text:p>
          </table:table-cell>
          <table:table-cell office:value-type="float" office:value="0.375855270787429" calcext:value-type="float">
            <text:p>0.375855270787429</text:p>
          </table:table-cell>
          <table:table-cell office:value-type="float" office:value="0.216166067493912" calcext:value-type="float">
            <text:p>0.216166067493912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0.0504471451501949" calcext:value-type="float">
            <text:p>0.050447145150195</text:p>
          </table:table-cell>
          <table:table-cell office:value-type="float" office:value="0.12199036918138" calcext:value-type="float">
            <text:p>0.12199036918138</text:p>
          </table:table-cell>
          <table:table-cell office:value-type="float" office:value="0.177711534051823" calcext:value-type="float">
            <text:p>0.177711534051823</text:p>
          </table:table-cell>
          <table:table-cell office:value-type="float" office:value="0.281930749828021" calcext:value-type="float">
            <text:p>0.281930749828021</text:p>
          </table:table-cell>
          <table:table-cell office:value-type="float" office:value="0.374799357945425" calcext:value-type="float">
            <text:p>0.374799357945425</text:p>
          </table:table-cell>
          <table:table-cell office:value-type="float" office:value="0.215890850722311" calcext:value-type="float">
            <text:p>0.2158908507223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0.0507878925291917" calcext:value-type="float">
            <text:p>0.050787892529192</text:p>
          </table:table-cell>
          <table:table-cell office:value-type="float" office:value="0.121754903072214" calcext:value-type="float">
            <text:p>0.121754903072214</text:p>
          </table:table-cell>
          <table:table-cell office:value-type="float" office:value="0.176850697199864" calcext:value-type="float">
            <text:p>0.176850697199864</text:p>
          </table:table-cell>
          <table:table-cell office:value-type="float" office:value="0.280920530552092" calcext:value-type="float">
            <text:p>0.280920530552092</text:p>
          </table:table-cell>
          <table:table-cell office:value-type="float" office:value="0.372746854098175" calcext:value-type="float">
            <text:p>0.372746854098175</text:p>
          </table:table-cell>
          <table:table-cell office:value-type="float" office:value="0.215621811585988" calcext:value-type="float">
            <text:p>0.215621811585988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0.0502242152466368" calcext:value-type="float">
            <text:p>0.050224215246637</text:p>
          </table:table-cell>
          <table:table-cell office:value-type="float" office:value="0.12152466367713" calcext:value-type="float">
            <text:p>0.12152466367713</text:p>
          </table:table-cell>
          <table:table-cell office:value-type="float" office:value="0.176008968609865" calcext:value-type="float">
            <text:p>0.176008968609865</text:p>
          </table:table-cell>
          <table:table-cell office:value-type="float" office:value="0.279932735426009" calcext:value-type="float">
            <text:p>0.279932735426009</text:p>
          </table:table-cell>
          <table:table-cell office:value-type="float" office:value="0.37219730941704" calcext:value-type="float">
            <text:p>0.37219730941704</text:p>
          </table:table-cell>
          <table:table-cell office:value-type="float" office:value="0.215358744394619" calcext:value-type="float">
            <text:p>0.215358744394619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0.0496729127397716" calcext:value-type="float">
            <text:p>0.049672912739772</text:p>
          </table:table-cell>
          <table:table-cell office:value-type="float" office:value="0.120190708504269" calcext:value-type="float">
            <text:p>0.120190708504269</text:p>
          </table:table-cell>
          <table:table-cell office:value-type="float" office:value="0.175074842000222" calcext:value-type="float">
            <text:p>0.175074842000222</text:p>
          </table:table-cell>
          <table:table-cell office:value-type="float" office:value="0.277857855638097" calcext:value-type="float">
            <text:p>0.277857855638097</text:p>
          </table:table-cell>
          <table:table-cell office:value-type="float" office:value="0.370329304800976" calcext:value-type="float">
            <text:p>0.370329304800976</text:p>
          </table:table-cell>
          <table:table-cell office:value-type="float" office:value="0.214990575451824" calcext:value-type="float">
            <text:p>0.214990575451824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0500109673173942" calcext:value-type="float">
            <text:p>0.050010967317394</text:p>
          </table:table-cell>
          <table:table-cell office:value-type="float" office:value="0.119982452292169" calcext:value-type="float">
            <text:p>0.119982452292169</text:p>
          </table:table-cell>
          <table:table-cell office:value-type="float" office:value="0.174270673393288" calcext:value-type="float">
            <text:p>0.174270673393288</text:p>
          </table:table-cell>
          <table:table-cell office:value-type="float" office:value="0.276924764202676" calcext:value-type="float">
            <text:p>0.276924764202676</text:p>
          </table:table-cell>
          <table:table-cell office:value-type="float" office:value="0.36872121079184" calcext:value-type="float">
            <text:p>0.36872121079184</text:p>
          </table:table-cell>
          <table:table-cell office:value-type="float" office:value="0.214740074577758" calcext:value-type="float">
            <text:p>0.214740074577758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0.0494737984159705" calcext:value-type="float">
            <text:p>0.049473798415971</text:p>
          </table:table-cell>
          <table:table-cell office:value-type="float" office:value="0.119778669849192" calcext:value-type="float">
            <text:p>0.119778669849192</text:p>
          </table:table-cell>
          <table:table-cell office:value-type="float" office:value="0.174460236519475" calcext:value-type="float">
            <text:p>0.174460236519475</text:p>
          </table:table-cell>
          <table:table-cell office:value-type="float" office:value="0.275035260930889" calcext:value-type="float">
            <text:p>0.275035260930889</text:p>
          </table:table-cell>
          <table:table-cell office:value-type="float" office:value="0.368232613648693" calcext:value-type="float">
            <text:p>0.368232613648693</text:p>
          </table:table-cell>
          <table:table-cell office:value-type="float" office:value="0.214494954974504" calcext:value-type="float">
            <text:p>0.214494954974504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0.0489480463718334" calcext:value-type="float">
            <text:p>0.048948046371834</text:p>
          </table:table-cell>
          <table:table-cell office:value-type="float" office:value="0.118505796479176" calcext:value-type="float">
            <text:p>0.118505796479176</text:p>
          </table:table-cell>
          <table:table-cell office:value-type="float" office:value="0.173572348647488" calcext:value-type="float">
            <text:p>0.173572348647488</text:p>
          </table:table-cell>
          <table:table-cell office:value-type="float" office:value="0.274044654358094" calcext:value-type="float">
            <text:p>0.274044654358094</text:p>
          </table:table-cell>
          <table:table-cell office:value-type="float" office:value="0.366466294547016" calcext:value-type="float">
            <text:p>0.366466294547016</text:p>
          </table:table-cell>
          <table:table-cell office:value-type="float" office:value="0.214147702876771" calcext:value-type="float">
            <text:p>0.214147702876771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0.0492830589484865" calcext:value-type="float">
            <text:p>0.049283058948487</text:p>
          </table:table-cell>
          <table:table-cell office:value-type="float" office:value="0.118321826872013" calcext:value-type="float">
            <text:p>0.118321826872013</text:p>
          </table:table-cell>
          <table:table-cell office:value-type="float" office:value="0.172809346787042" calcext:value-type="float">
            <text:p>0.172809346787042</text:p>
          </table:table-cell>
          <table:table-cell office:value-type="float" office:value="0.273181093998938" calcext:value-type="float">
            <text:p>0.273181093998938</text:p>
          </table:table-cell>
          <table:table-cell office:value-type="float" office:value="0.366011683483802" calcext:value-type="float">
            <text:p>0.366011683483802</text:p>
          </table:table-cell>
          <table:table-cell office:value-type="float" office:value="0.213913967073818" calcext:value-type="float">
            <text:p>0.213913967073818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0.0487702333403406" calcext:value-type="float">
            <text:p>0.048770233340341</text:p>
          </table:table-cell>
          <table:table-cell office:value-type="float" office:value="0.118141685936515" calcext:value-type="float">
            <text:p>0.118141685936515</text:p>
          </table:table-cell>
          <table:table-cell office:value-type="float" office:value="0.172062224090814" calcext:value-type="float">
            <text:p>0.172062224090814</text:p>
          </table:table-cell>
          <table:table-cell office:value-type="float" office:value="0.271389531217154" calcext:value-type="float">
            <text:p>0.271389531217154</text:p>
          </table:table-cell>
          <table:table-cell office:value-type="float" office:value="0.364515450914442" calcext:value-type="float">
            <text:p>0.364515450914442</text:p>
          </table:table-cell>
          <table:table-cell office:value-type="float" office:value="0.213685095648518" calcext:value-type="float">
            <text:p>0.213685095648518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0.0482679704566733" calcext:value-type="float">
            <text:p>0.048267970456673</text:p>
          </table:table-cell>
          <table:table-cell office:value-type="float" office:value="0.117965255383335" calcext:value-type="float">
            <text:p>0.117965255383335</text:p>
          </table:table-cell>
          <table:table-cell office:value-type="float" office:value="0.17133048996151" calcext:value-type="float">
            <text:p>0.17133048996151</text:p>
          </table:table-cell>
          <table:table-cell office:value-type="float" office:value="0.270571101633205" calcext:value-type="float">
            <text:p>0.270571101633205</text:p>
          </table:table-cell>
          <table:table-cell office:value-type="float" office:value="0.363050036409029" calcext:value-type="float">
            <text:p>0.363050036409029</text:p>
          </table:table-cell>
          <table:table-cell office:value-type="float" office:value="0.213460938312702" calcext:value-type="float">
            <text:p>0.213460938312702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0.0477759472817134" calcext:value-type="float">
            <text:p>0.047775947281713</text:p>
          </table:table-cell>
          <table:table-cell office:value-type="float" office:value="0.116762767710049" calcext:value-type="float">
            <text:p>0.116762767710049</text:p>
          </table:table-cell>
          <table:table-cell office:value-type="float" office:value="0.170510708401977" calcext:value-type="float">
            <text:p>0.170510708401977</text:p>
          </table:table-cell>
          <table:table-cell office:value-type="float" office:value="0.269666392092257" calcext:value-type="float">
            <text:p>0.269666392092257</text:p>
          </table:table-cell>
          <table:table-cell office:value-type="float" office:value="0.362438220757825" calcext:value-type="float">
            <text:p>0.362438220757825</text:p>
          </table:table-cell>
          <table:table-cell office:value-type="float" office:value="0.213138385502471" calcext:value-type="float">
            <text:p>0.213138385502471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0.0481092651105902" calcext:value-type="float">
            <text:p>0.04810926511059</text:p>
          </table:table-cell>
          <table:table-cell office:value-type="float" office:value="0.116603812047702" calcext:value-type="float">
            <text:p>0.116603812047702</text:p>
          </table:table-cell>
          <table:table-cell office:value-type="float" office:value="0.169809397614922" calcext:value-type="float">
            <text:p>0.169809397614922</text:p>
          </table:table-cell>
          <table:table-cell office:value-type="float" office:value="0.267964529609622" calcext:value-type="float">
            <text:p>0.267964529609622</text:p>
          </table:table-cell>
          <table:table-cell office:value-type="float" office:value="0.361023341147691" calcext:value-type="float">
            <text:p>0.361023341147691</text:p>
          </table:table-cell>
          <table:table-cell office:value-type="float" office:value="0.212924268678014" calcext:value-type="float">
            <text:p>0.212924268678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14:02:58.832490776</dc:date>
    <meta:editing-duration>PT40M4S</meta:editing-duration>
    <meta:editing-cycles>1</meta:editing-cycles>
    <meta:document-statistic meta:table-count="1" meta:cell-count="7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48cm" svg:height="21.197cm" xlink:href=".." xlink:type="simple" chart:class="chart:line" chart:style-name="ch1">
        <chart:legend chart:legend-position="end" svg:x="39.791cm" svg:y="9.054cm" style:legend-expansion="high" chart:style-name="ch2"/>
        <chart:plot-area chart:style-name="ch3" table:cell-range-address="ConditiononalCompression_Noise_Test1.B1:ConditiononalCompression_Noise_Test1.G101" chart:data-source-has-labels="row" svg:x="0.929cm" svg:y="0.423cm" svg:width="37.933cm" svg:height="20.351cm">
          <chartooo:coordinate-region svg:x="1.656cm" svg:y="0.622cm" svg:width="37.206cm" svg:height="19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ditiononalCompression_Noise_Test1.B2:ConditiononalCompression_Noise_Test1.B101" chart:label-cell-address="ConditiononalCompression_Noise_Test1.B1:ConditiononalCompression_Noise_Test1.B1" chart:class="chart:line">
            <chart:data-point chart:repeated="100"/>
          </chart:series>
          <chart:series chart:style-name="ch7" chart:values-cell-range-address="ConditiononalCompression_Noise_Test1.C2:ConditiononalCompression_Noise_Test1.C101" chart:label-cell-address="ConditiononalCompression_Noise_Test1.C1:ConditiononalCompression_Noise_Test1.C1" chart:class="chart:line">
            <chart:data-point chart:repeated="100"/>
          </chart:series>
          <chart:series chart:style-name="ch8" chart:values-cell-range-address="ConditiononalCompression_Noise_Test1.D2:ConditiononalCompression_Noise_Test1.D101" chart:label-cell-address="ConditiononalCompression_Noise_Test1.D1:ConditiononalCompression_Noise_Test1.D1" chart:class="chart:line">
            <chart:data-point chart:repeated="100"/>
          </chart:series>
          <chart:series chart:style-name="ch9" chart:values-cell-range-address="ConditiononalCompression_Noise_Test1.E2:ConditiononalCompression_Noise_Test1.E101" chart:label-cell-address="ConditiononalCompression_Noise_Test1.E1:ConditiononalCompression_Noise_Test1.E1" chart:class="chart:line">
            <chart:data-point chart:repeated="100"/>
          </chart:series>
          <chart:series chart:style-name="ch10" chart:values-cell-range-address="ConditiononalCompression_Noise_Test1.F2:ConditiononalCompression_Noise_Test1.F101" chart:label-cell-address="ConditiononalCompression_Noise_Test1.F1:ConditiononalCompression_Noise_Test1.F1" chart:class="chart:line">
            <chart:data-point chart:repeated="100"/>
          </chart:series>
          <chart:series chart:style-name="ch11" chart:values-cell-range-address="ConditiononalCompression_Noise_Test1.G2:ConditiononalCompression_Noise_Test1.G101" chart:label-cell-address="ConditiononalCompression_Noise_Test1.G1:ConditiononalCompression_Noise_Test1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ditional_Comrpession(0s 0s)</text:p>
                <draw:g>
                  <svg:desc>ConditiononalCompression_Noise_Test1.B1:ConditiononalCompression_Noise_Test1.B1</svg:desc>
                </draw:g>
              </table:table-cell>
              <table:table-cell office:value-type="string">
                <text:p> Conditional_Comrpession(1s 0s)</text:p>
                <draw:g>
                  <svg:desc>ConditiononalCompression_Noise_Test1.C1:ConditiononalCompression_Noise_Test1.C1</svg:desc>
                </draw:g>
              </table:table-cell>
              <table:table-cell office:value-type="string">
                <text:p> Conditional_Comrpession(2s 0s)</text:p>
                <draw:g>
                  <svg:desc>ConditiononalCompression_Noise_Test1.D1:ConditiononalCompression_Noise_Test1.D1</svg:desc>
                </draw:g>
              </table:table-cell>
              <table:table-cell office:value-type="string">
                <text:p> Conditional_Comrpession(5s 0s)</text:p>
                <draw:g>
                  <svg:desc>ConditiononalCompression_Noise_Test1.E1:ConditiononalCompression_Noise_Test1.E1</svg:desc>
                </draw:g>
              </table:table-cell>
              <table:table-cell office:value-type="string">
                <text:p> Conditional_Comrpession(10s 0s)</text:p>
                <draw:g>
                  <svg:desc>ConditiononalCompression_Noise_Test1.F1:ConditiononalCompression_Noise_Test1.F1</svg:desc>
                </draw:g>
              </table:table-cell>
              <table:table-cell office:value-type="string">
                <text:p> Conditional_Comrpession(50s 0s) </text:p>
                <draw:g>
                  <svg:desc>ConditiononalCompression_Noise_Test1.G1:ConditiononalCompression_Noise_Tes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ConditiononalCompression_Noise_Test1.B2:ConditiononalCompression_Noise_Test1.B101</svg:desc>
                </draw:g>
              </table:table-cell>
              <table:table-cell office:value-type="float" office:value="1.2">
                <text:p>1.2</text:p>
                <draw:g>
                  <svg:desc>ConditiononalCompression_Noise_Test1.C2:ConditiononalCompression_Noise_Test1.C101</svg:desc>
                </draw:g>
              </table:table-cell>
              <table:table-cell office:value-type="float" office:value="2">
                <text:p>2</text:p>
                <draw:g>
                  <svg:desc>ConditiononalCompression_Noise_Test1.D2:ConditiononalCompression_Noise_Test1.D101</svg:desc>
                </draw:g>
              </table:table-cell>
              <table:table-cell office:value-type="float" office:value="1.2">
                <text:p>1.2</text:p>
                <draw:g>
                  <svg:desc>ConditiononalCompression_Noise_Test1.E2:ConditiononalCompression_Noise_Test1.E101</svg:desc>
                </draw:g>
              </table:table-cell>
              <table:table-cell office:value-type="float" office:value="0.9">
                <text:p>0.9</text:p>
                <draw:g>
                  <svg:desc>ConditiononalCompression_Noise_Test1.F2:ConditiononalCompression_Noise_Test1.F101</svg:desc>
                </draw:g>
              </table:table-cell>
              <table:table-cell office:value-type="float" office:value="0.9">
                <text:p>0.9</text:p>
                <draw:g>
                  <svg:desc>ConditiononalCompression_Noise_Test1.G2:ConditiononalCompression_Noise_Tes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926605504587">
                <text:p>0.311926605504587</text:p>
              </table:table-cell>
              <table:table-cell office:value-type="float" office:value="0.678899082568807">
                <text:p>0.678899082568807</text:p>
              </table:table-cell>
              <table:table-cell office:value-type="float" office:value="0.935779816513762">
                <text:p>0.935779816513762</text:p>
              </table:table-cell>
              <table:table-cell office:value-type="float" office:value="1.21100917431193">
                <text:p>1.21100917431193</text:p>
              </table:table-cell>
              <table:table-cell office:value-type="float" office:value="0.935779816513762">
                <text:p>0.935779816513762</text:p>
              </table:table-cell>
              <table:table-cell office:value-type="float" office:value="0.495412844036697">
                <text:p>0.495412844036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6346153846154">
                <text:p>0.216346153846154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75">
                <text:p>0.75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182410423453">
                <text:p>0.192182410423453</text:p>
              </table:table-cell>
              <table:table-cell office:value-type="float" office:value="0.465798045602606">
                <text:p>0.465798045602606</text:p>
              </table:table-cell>
              <table:table-cell office:value-type="float" office:value="0.661237785016287">
                <text:p>0.661237785016287</text:p>
              </table:table-cell>
              <table:table-cell office:value-type="float" office:value="0.921824104234528">
                <text:p>0.921824104234528</text:p>
              </table:table-cell>
              <table:table-cell office:value-type="float" office:value="0.739413680781759">
                <text:p>0.739413680781759</text:p>
              </table:table-cell>
              <table:table-cell office:value-type="float" office:value="0.348534201954397">
                <text:p>0.348534201954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2266009852217">
                <text:p>0.182266009852217</text:p>
              </table:table-cell>
              <table:table-cell office:value-type="float" office:value="0.403940886699507">
                <text:p>0.403940886699507</text:p>
              </table:table-cell>
              <table:table-cell office:value-type="float" office:value="0.591133004926108">
                <text:p>0.591133004926108</text:p>
              </table:table-cell>
              <table:table-cell office:value-type="float" office:value="0.866995073891626">
                <text:p>0.866995073891626</text:p>
              </table:table-cell>
              <table:table-cell office:value-type="float" office:value="0.746305418719212">
                <text:p>0.746305418719212</text:p>
              </table:table-cell>
              <table:table-cell office:value-type="float" office:value="0.359605911330049">
                <text:p>0.359605911330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336633663366">
                <text:p>0.166336633663366</text:p>
              </table:table-cell>
              <table:table-cell office:value-type="float" office:value="0.38019801980198">
                <text:p>0.38019801980198</text:p>
              </table:table-cell>
              <table:table-cell office:value-type="float" office:value="0.546534653465347">
                <text:p>0.546534653465347</text:p>
              </table:table-cell>
              <table:table-cell office:value-type="float" office:value="0.80990099009901">
                <text:p>0.80990099009901</text:p>
              </table:table-cell>
              <table:table-cell office:value-type="float" office:value="0.740594059405941">
                <text:p>0.740594059405941</text:p>
              </table:table-cell>
              <table:table-cell office:value-type="float" office:value="0.356435643564356">
                <text:p>0.356435643564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006622516556">
                <text:p>0.149006622516556</text:p>
              </table:table-cell>
              <table:table-cell office:value-type="float" office:value="0.357615894039735">
                <text:p>0.357615894039735</text:p>
              </table:table-cell>
              <table:table-cell office:value-type="float" office:value="0.519867549668874">
                <text:p>0.519867549668874</text:p>
              </table:table-cell>
              <table:table-cell office:value-type="float" office:value="0.751655629139073">
                <text:p>0.751655629139073</text:p>
              </table:table-cell>
              <table:table-cell office:value-type="float" office:value="0.740066225165563">
                <text:p>0.740066225165563</text:p>
              </table:table-cell>
              <table:table-cell office:value-type="float" office:value="0.322847682119205">
                <text:p>0.322847682119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6557610241821">
                <text:p>0.136557610241821</text:p>
              </table:table-cell>
              <table:table-cell office:value-type="float" office:value="0.330014224751067">
                <text:p>0.330014224751067</text:p>
              </table:table-cell>
              <table:table-cell office:value-type="float" office:value="0.479374110953058">
                <text:p>0.479374110953058</text:p>
              </table:table-cell>
              <table:table-cell office:value-type="float" office:value="0.718349928876245">
                <text:p>0.718349928876245</text:p>
              </table:table-cell>
              <table:table-cell office:value-type="float" office:value="0.718349928876245">
                <text:p>0.718349928876245</text:p>
              </table:table-cell>
              <table:table-cell office:value-type="float" office:value="0.310099573257468">
                <text:p>0.310099573257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182044887781">
                <text:p>0.127182044887781</text:p>
              </table:table-cell>
              <table:table-cell office:value-type="float" office:value="0.319201995012469">
                <text:p>0.319201995012469</text:p>
              </table:table-cell>
              <table:table-cell office:value-type="float" office:value="0.458852867830424">
                <text:p>0.458852867830424</text:p>
              </table:table-cell>
              <table:table-cell office:value-type="float" office:value="0.685785536159601">
                <text:p>0.685785536159601</text:p>
              </table:table-cell>
              <table:table-cell office:value-type="float" office:value="0.711970074812968">
                <text:p>0.711970074812968</text:p>
              </table:table-cell>
              <table:table-cell office:value-type="float" office:value="0.301745635910224">
                <text:p>0.301745635910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866814650388">
                <text:p>0.119866814650388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44173140954495">
                <text:p>0.44173140954495</text:p>
              </table:table-cell>
              <table:table-cell office:value-type="float" office:value="0.65149833518313">
                <text:p>0.65149833518313</text:p>
              </table:table-cell>
              <table:table-cell office:value-type="float" office:value="0.723640399556049">
                <text:p>0.723640399556049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">
                <text:p>0.114</text:p>
              </table:table-cell>
              <table:table-cell office:value-type="float" office:value="0.296">
                <text:p>0.296</text:p>
              </table:table-cell>
              <table:table-cell office:value-type="float" office:value="0.422">
                <text:p>0.422</text:p>
              </table:table-cell>
              <table:table-cell office:value-type="float" office:value="0.634">
                <text:p>0.634</text:p>
              </table:table-cell>
              <table:table-cell office:value-type="float" office:value="0.722">
                <text:p>0.72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919927206551">
                <text:p>0.111919927206551</text:p>
              </table:table-cell>
              <table:table-cell office:value-type="float" office:value="0.283894449499545">
                <text:p>0.283894449499545</text:p>
              </table:table-cell>
              <table:table-cell office:value-type="float" office:value="0.4049135577798">
                <text:p>0.4049135577798</text:p>
              </table:table-cell>
              <table:table-cell office:value-type="float" office:value="0.616924476797088">
                <text:p>0.616924476797088</text:p>
              </table:table-cell>
              <table:table-cell office:value-type="float" office:value="0.726114649681529">
                <text:p>0.726114649681529</text:p>
              </table:table-cell>
              <table:table-cell office:value-type="float" office:value="0.27115559599636">
                <text:p>0.27115559599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83639398998">
                <text:p>0.110183639398998</text:p>
              </table:table-cell>
              <table:table-cell office:value-type="float" office:value="0.273789649415693">
                <text:p>0.273789649415693</text:p>
              </table:table-cell>
              <table:table-cell office:value-type="float" office:value="0.390651085141903">
                <text:p>0.390651085141903</text:p>
              </table:table-cell>
              <table:table-cell office:value-type="float" office:value="0.595993322203673">
                <text:p>0.595993322203673</text:p>
              </table:table-cell>
              <table:table-cell office:value-type="float" office:value="0.716193656093489">
                <text:p>0.716193656093489</text:p>
              </table:table-cell>
              <table:table-cell office:value-type="float" office:value="0.267946577629382">
                <text:p>0.267946577629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8712413261372">
                <text:p>0.108712413261372</text:p>
              </table:table-cell>
              <table:table-cell office:value-type="float" office:value="0.265227447956823">
                <text:p>0.265227447956823</text:p>
              </table:table-cell>
              <table:table-cell office:value-type="float" office:value="0.378565921356978">
                <text:p>0.378565921356978</text:p>
              </table:table-cell>
              <table:table-cell office:value-type="float" office:value="0.584425597532768">
                <text:p>0.584425597532768</text:p>
              </table:table-cell>
              <table:table-cell office:value-type="float" office:value="0.695451040863531">
                <text:p>0.695451040863531</text:p>
              </table:table-cell>
              <table:table-cell office:value-type="float" office:value="0.270624518118736">
                <text:p>0.270624518118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243553008596">
                <text:p>0.10243553008596</text:p>
              </table:table-cell>
              <table:table-cell office:value-type="float" office:value="0.257879656160458">
                <text:p>0.257879656160458</text:p>
              </table:table-cell>
              <table:table-cell office:value-type="float" office:value="0.363180515759312">
                <text:p>0.363180515759312</text:p>
              </table:table-cell>
              <table:table-cell office:value-type="float" office:value="0.568767908309456">
                <text:p>0.568767908309456</text:p>
              </table:table-cell>
              <table:table-cell office:value-type="float" office:value="0.677650429799427">
                <text:p>0.677650429799427</text:p>
              </table:table-cell>
              <table:table-cell office:value-type="float" office:value="0.272922636103152">
                <text:p>0.272922636103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672240802676">
                <text:p>0.101672240802676</text:p>
              </table:table-cell>
              <table:table-cell office:value-type="float" office:value="0.251505016722408">
                <text:p>0.251505016722408</text:p>
              </table:table-cell>
              <table:table-cell office:value-type="float" office:value="0.357190635451505">
                <text:p>0.357190635451505</text:p>
              </table:table-cell>
              <table:table-cell office:value-type="float" office:value="0.555183946488294">
                <text:p>0.555183946488294</text:p>
              </table:table-cell>
              <table:table-cell office:value-type="float" office:value="0.662207357859532">
                <text:p>0.662207357859532</text:p>
              </table:table-cell>
              <table:table-cell office:value-type="float" office:value="0.274916387959866">
                <text:p>0.274916387959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376411543287">
                <text:p>0.100376411543287</text:p>
              </table:table-cell>
              <table:table-cell office:value-type="float" office:value="0.24090338770389">
                <text:p>0.24090338770389</text:p>
              </table:table-cell>
              <table:table-cell office:value-type="float" office:value="0.346298619824341">
                <text:p>0.346298619824341</text:p>
              </table:table-cell>
              <table:table-cell office:value-type="float" office:value="0.542032622333752">
                <text:p>0.542032622333752</text:p>
              </table:table-cell>
              <table:table-cell office:value-type="float" office:value="0.647427854454203">
                <text:p>0.647427854454203</text:p>
              </table:table-cell>
              <table:table-cell office:value-type="float" office:value="0.27603513174404">
                <text:p>0.27603513174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822799763733">
                <text:p>0.099822799763733</text:p>
              </table:table-cell>
              <table:table-cell office:value-type="float" office:value="0.236266981689309">
                <text:p>0.236266981689309</text:p>
              </table:table-cell>
              <table:table-cell office:value-type="float" office:value="0.342587123449498">
                <text:p>0.342587123449498</text:p>
              </table:table-cell>
              <table:table-cell office:value-type="float" office:value="0.531600708800945">
                <text:p>0.531600708800945</text:p>
              </table:table-cell>
              <table:table-cell office:value-type="float" office:value="0.630832841110455">
                <text:p>0.630832841110455</text:p>
              </table:table-cell>
              <table:table-cell office:value-type="float" office:value="0.277613703484938">
                <text:p>0.277613703484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4241071428572">
                <text:p>0.0954241071428572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0.334821428571429">
                <text:p>0.334821428571429</text:p>
              </table:table-cell>
              <table:table-cell office:value-type="float" office:value="0.522321428571429">
                <text:p>0.522321428571429</text:p>
              </table:table-cell>
              <table:table-cell office:value-type="float" office:value="0.620535714285714">
                <text:p>0.620535714285714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46589106292967">
                <text:p>0.0946589106292967</text:p>
              </table:table-cell>
              <table:table-cell office:value-type="float" office:value="0.224219989423585">
                <text:p>0.224219989423585</text:p>
              </table:table-cell>
              <table:table-cell office:value-type="float" office:value="0.326811210999471">
                <text:p>0.326811210999471</text:p>
              </table:table-cell>
              <table:table-cell office:value-type="float" office:value="0.512956107879429">
                <text:p>0.512956107879429</text:p>
              </table:table-cell>
              <table:table-cell office:value-type="float" office:value="0.610259122157589">
                <text:p>0.610259122157589</text:p>
              </table:table-cell>
              <table:table-cell office:value-type="float" office:value="0.284505552617663">
                <text:p>0.284505552617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44723618090452">
                <text:p>0.0944723618090452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324623115577889">
                <text:p>0.324623115577889</text:p>
              </table:table-cell>
              <table:table-cell office:value-type="float" office:value="0.501507537688442">
                <text:p>0.501507537688442</text:p>
              </table:table-cell>
              <table:table-cell office:value-type="float" office:value="0.602010050251256">
                <text:p>0.602010050251256</text:p>
              </table:table-cell>
              <table:table-cell office:value-type="float" office:value="0.284422110552764">
                <text:p>0.284422110552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04739109621829">
                <text:p>0.0904739109621829</text:p>
              </table:table-cell>
              <table:table-cell office:value-type="float" office:value="0.218764959310675">
                <text:p>0.218764959310675</text:p>
              </table:table-cell>
              <table:table-cell office:value-type="float" office:value="0.318334131163236">
                <text:p>0.318334131163236</text:p>
              </table:table-cell>
              <table:table-cell office:value-type="float" office:value="0.494494973671613">
                <text:p>0.494494973671613</text:p>
              </table:table-cell>
              <table:table-cell office:value-type="float" office:value="0.594064145524174">
                <text:p>0.594064145524174</text:p>
              </table:table-cell>
              <table:table-cell office:value-type="float" office:value="0.28769746290091">
                <text:p>0.28769746290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5795246800731">
                <text:p>0.0895795246800731</text:p>
              </table:table-cell>
              <table:table-cell office:value-type="float" office:value="0.212979890310786">
                <text:p>0.212979890310786</text:p>
              </table:table-cell>
              <table:table-cell office:value-type="float" office:value="0.311700182815356">
                <text:p>0.311700182815356</text:p>
              </table:table-cell>
              <table:table-cell office:value-type="float" office:value="0.483546617915905">
                <text:p>0.483546617915905</text:p>
              </table:table-cell>
              <table:table-cell office:value-type="float" office:value="0.585923217550274">
                <text:p>0.585923217550274</text:p>
              </table:table-cell>
              <table:table-cell office:value-type="float" office:value="0.289762340036563">
                <text:p>0.289762340036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7625710537822">
                <text:p>0.0887625710537822</text:p>
              </table:table-cell>
              <table:table-cell office:value-type="float" office:value="0.211630957586358">
                <text:p>0.211630957586358</text:p>
              </table:table-cell>
              <table:table-cell office:value-type="float" office:value="0.306077831219939">
                <text:p>0.306077831219939</text:p>
              </table:table-cell>
              <table:table-cell office:value-type="float" office:value="0.473983384346305">
                <text:p>0.473983384346305</text:p>
              </table:table-cell>
              <table:table-cell office:value-type="float" office:value="0.575426322693485">
                <text:p>0.575426322693485</text:p>
              </table:table-cell>
              <table:table-cell office:value-type="float" office:value="0.292085701792742">
                <text:p>0.292085701792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0796311818944">
                <text:p>0.0850796311818944</text:p>
              </table:table-cell>
              <table:table-cell office:value-type="float" office:value="0.206621961441743">
                <text:p>0.206621961441743</text:p>
              </table:table-cell>
              <table:table-cell office:value-type="float" office:value="0.300502933780386">
                <text:p>0.300502933780386</text:p>
              </table:table-cell>
              <table:table-cell office:value-type="float" office:value="0.464794635373009">
                <text:p>0.464794635373009</text:p>
              </table:table-cell>
              <table:table-cell office:value-type="float" office:value="0.568734283319363">
                <text:p>0.568734283319363</text:p>
              </table:table-cell>
              <table:table-cell office:value-type="float" office:value="0.293797150041911">
                <text:p>0.293797150041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45070422535211">
                <text:p>0.0845070422535211</text:p>
              </table:table-cell>
              <table:table-cell office:value-type="float" office:value="0.202012072434608">
                <text:p>0.202012072434608</text:p>
              </table:table-cell>
              <table:table-cell office:value-type="float" office:value="0.295372233400402">
                <text:p>0.295372233400402</text:p>
              </table:table-cell>
              <table:table-cell office:value-type="float" office:value="0.459557344064386">
                <text:p>0.459557344064386</text:p>
              </table:table-cell>
              <table:table-cell office:value-type="float" office:value="0.562575452716298">
                <text:p>0.562575452716298</text:p>
              </table:table-cell>
              <table:table-cell office:value-type="float" office:value="0.295372233400402">
                <text:p>0.295372233400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2693498452012">
                <text:p>0.0812693498452012</text:p>
              </table:table-cell>
              <table:table-cell office:value-type="float" office:value="0.201238390092879">
                <text:p>0.201238390092879</text:p>
              </table:table-cell>
              <table:table-cell office:value-type="float" office:value="0.291021671826625">
                <text:p>0.291021671826625</text:p>
              </table:table-cell>
              <table:table-cell office:value-type="float" office:value="0.452012383900929">
                <text:p>0.452012383900929</text:p>
              </table:table-cell>
              <table:table-cell office:value-type="float" office:value="0.554953560371517">
                <text:p>0.554953560371517</text:p>
              </table:table-cell>
              <table:table-cell office:value-type="float" office:value="0.291021671826625">
                <text:p>0.291021671826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0879612374208">
                <text:p>0.080879612374208</text:p>
              </table:table-cell>
              <table:table-cell office:value-type="float" office:value="0.197167349981364">
                <text:p>0.197167349981364</text:p>
              </table:table-cell>
              <table:table-cell office:value-type="float" office:value="0.286619455833023">
                <text:p>0.286619455833023</text:p>
              </table:table-cell>
              <table:table-cell office:value-type="float" office:value="0.444651509504286">
                <text:p>0.444651509504286</text:p>
              </table:table-cell>
              <table:table-cell office:value-type="float" office:value="0.551994036526277">
                <text:p>0.551994036526277</text:p>
              </table:table-cell>
              <table:table-cell office:value-type="float" office:value="0.286619455833023">
                <text:p>0.286619455833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80014378145219">
                <text:p>0.0780014378145219</text:p>
              </table:table-cell>
              <table:table-cell office:value-type="float" office:value="0.196621135873472">
                <text:p>0.196621135873472</text:p>
              </table:table-cell>
              <table:table-cell office:value-type="float" office:value="0.282890007189073">
                <text:p>0.282890007189073</text:p>
              </table:table-cell>
              <table:table-cell office:value-type="float" office:value="0.438173975557153">
                <text:p>0.438173975557153</text:p>
              </table:table-cell>
              <table:table-cell office:value-type="float" office:value="0.549964054636952">
                <text:p>0.549964054636952</text:p>
              </table:table-cell>
              <table:table-cell office:value-type="float" office:value="0.282890007189073">
                <text:p>0.282890007189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7507809788268">
                <text:p>0.0777507809788268</text:p>
              </table:table-cell>
              <table:table-cell office:value-type="float" office:value="0.192988545643874">
                <text:p>0.192988545643874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431794515793127">
                <text:p>0.431794515793127</text:p>
              </table:table-cell>
              <table:table-cell office:value-type="float" office:value="0.547379382158973">
                <text:p>0.547379382158973</text:p>
              </table:table-cell>
              <table:table-cell office:value-type="float" office:value="0.279069767441861">
                <text:p>0.279069767441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75167785234899">
                <text:p>0.0775167785234899</text:p>
              </table:table-cell>
              <table:table-cell office:value-type="float" office:value="0.189597315436242">
                <text:p>0.189597315436242</text:p>
              </table:table-cell>
              <table:table-cell office:value-type="float" office:value="0.275503355704698">
                <text:p>0.275503355704698</text:p>
              </table:table-cell>
              <table:table-cell office:value-type="float" office:value="0.425838926174497">
                <text:p>0.425838926174497</text:p>
              </table:table-cell>
              <table:table-cell office:value-type="float" office:value="0.541946308724832">
                <text:p>0.541946308724832</text:p>
              </table:table-cell>
              <table:table-cell office:value-type="float" office:value="0.275503355704698">
                <text:p>0.275503355704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50243585579734">
                <text:p>0.0750243585579734</text:p>
              </table:table-cell>
              <table:table-cell office:value-type="float" office:value="0.18642416368951">
                <text:p>0.18642416368951</text:p>
              </table:table-cell>
              <table:table-cell office:value-type="float" office:value="0.269568041571939">
                <text:p>0.269568041571939</text:p>
              </table:table-cell>
              <table:table-cell office:value-type="float" office:value="0.417668074050016">
                <text:p>0.417668074050016</text:p>
              </table:table-cell>
              <table:table-cell office:value-type="float" office:value="0.539785644689834">
                <text:p>0.539785644689834</text:p>
              </table:table-cell>
              <table:table-cell office:value-type="float" office:value="0.272166287755765">
                <text:p>0.272166287755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8898678414097">
                <text:p>0.0748898678414097</text:p>
              </table:table-cell>
              <table:table-cell office:value-type="float" office:value="0.18628067967275">
                <text:p>0.18628067967275</text:p>
              </table:table-cell>
              <table:table-cell office:value-type="float" office:value="0.266834487098804">
                <text:p>0.266834487098804</text:p>
              </table:table-cell>
              <table:table-cell office:value-type="float" office:value="0.412838263058527">
                <text:p>0.412838263058527</text:p>
              </table:table-cell>
              <table:table-cell office:value-type="float" office:value="0.535556954059157">
                <text:p>0.535556954059157</text:p>
              </table:table-cell>
              <table:table-cell office:value-type="float" office:value="0.269351793580869">
                <text:p>0.269351793580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2627403112603">
                <text:p>0.072627403112603</text:p>
              </table:table-cell>
              <table:table-cell office:value-type="float" office:value="0.183399450717119">
                <text:p>0.183399450717119</text:p>
              </table:table-cell>
              <table:table-cell office:value-type="float" office:value="0.26396093988404">
                <text:p>0.26396093988404</text:p>
              </table:table-cell>
              <table:table-cell office:value-type="float" office:value="0.407995117485505">
                <text:p>0.407995117485505</text:p>
              </table:table-cell>
              <table:table-cell office:value-type="float" office:value="0.533719865730851">
                <text:p>0.533719865730851</text:p>
              </table:table-cell>
              <table:table-cell office:value-type="float" office:value="0.266402197131523">
                <text:p>0.266402197131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25710900473934">
                <text:p>0.0725710900473934</text:p>
              </table:table-cell>
              <table:table-cell office:value-type="float" office:value="0.180687203791469">
                <text:p>0.180687203791469</text:p>
              </table:table-cell>
              <table:table-cell office:value-type="float" office:value="0.261255924170616">
                <text:p>0.261255924170616</text:p>
              </table:table-cell>
              <table:table-cell office:value-type="float" office:value="0.404028436018957">
                <text:p>0.404028436018957</text:p>
              </table:table-cell>
              <table:table-cell office:value-type="float" office:value="0.526658767772512">
                <text:p>0.526658767772512</text:p>
              </table:table-cell>
              <table:table-cell office:value-type="float" office:value="0.263625592417062">
                <text:p>0.263625592417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5035971223022">
                <text:p>0.0705035971223022</text:p>
              </table:table-cell>
              <table:table-cell office:value-type="float" office:value="0.178129496402878">
                <text:p>0.178129496402878</text:p>
              </table:table-cell>
              <table:table-cell office:value-type="float" office:value="0.256402877697842">
                <text:p>0.256402877697842</text:p>
              </table:table-cell>
              <table:table-cell office:value-type="float" office:value="0.398273381294964">
                <text:p>0.398273381294964</text:p>
              </table:table-cell>
              <table:table-cell office:value-type="float" office:value="0.52">
                <text:p>0.52</text:p>
              </table:table-cell>
              <table:table-cell office:value-type="float" office:value="0.261007194244604">
                <text:p>0.261007194244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5092333519866">
                <text:p>0.0705092333519866</text:p>
              </table:table-cell>
              <table:table-cell office:value-type="float" office:value="0.178231673195299">
                <text:p>0.178231673195299</text:p>
              </table:table-cell>
              <table:table-cell office:value-type="float" office:value="0.254336877448237">
                <text:p>0.254336877448237</text:p>
              </table:table-cell>
              <table:table-cell office:value-type="float" office:value="0.395914941242306">
                <text:p>0.395914941242306</text:p>
              </table:table-cell>
              <table:table-cell office:value-type="float" office:value="0.514269725797426">
                <text:p>0.514269725797426</text:p>
              </table:table-cell>
              <table:table-cell office:value-type="float" office:value="0.258813654168998">
                <text:p>0.258813654168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86087666757419">
                <text:p>0.0686087666757419</text:p>
              </table:table-cell>
              <table:table-cell office:value-type="float" office:value="0.175878028859243">
                <text:p>0.175878028859243</text:p>
              </table:table-cell>
              <table:table-cell office:value-type="float" office:value="0.25210999183229">
                <text:p>0.25210999183229</text:p>
              </table:table-cell>
              <table:table-cell office:value-type="float" office:value="0.393139123332426">
                <text:p>0.393139123332426</text:p>
              </table:table-cell>
              <table:table-cell office:value-type="float" office:value="0.510754151919412">
                <text:p>0.510754151919412</text:p>
              </table:table-cell>
              <table:table-cell office:value-type="float" office:value="0.256466104002178">
                <text:p>0.256466104002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6638388123012">
                <text:p>0.0686638388123012</text:p>
              </table:table-cell>
              <table:table-cell office:value-type="float" office:value="0.173647932131495">
                <text:p>0.173647932131495</text:p>
              </table:table-cell>
              <table:table-cell office:value-type="float" office:value="0.247879109225875">
                <text:p>0.247879109225875</text:p>
              </table:table-cell>
              <table:table-cell office:value-type="float" office:value="0.388123011664899">
                <text:p>0.388123011664899</text:p>
              </table:table-cell>
              <table:table-cell office:value-type="float" office:value="0.505037115588547">
                <text:p>0.505037115588547</text:p>
              </table:table-cell>
              <table:table-cell office:value-type="float" office:value="0.25424178154825">
                <text:p>0.25424178154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9077757685353">
                <text:p>0.0669077757685353</text:p>
              </table:table-cell>
              <table:table-cell office:value-type="float" office:value="0.171531903900801">
                <text:p>0.171531903900801</text:p>
              </table:table-cell>
              <table:table-cell office:value-type="float" office:value="0.245931283905967">
                <text:p>0.245931283905967</text:p>
              </table:table-cell>
              <table:table-cell office:value-type="float" office:value="0.385688452596228">
                <text:p>0.385688452596228</text:p>
              </table:table-cell>
              <table:table-cell office:value-type="float" office:value="0.49961250322914">
                <text:p>0.49961250322914</text:p>
              </table:table-cell>
              <table:table-cell office:value-type="float" office:value="0.252131232239731">
                <text:p>0.252131232239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70025188916877">
                <text:p>0.0670025188916877</text:p>
              </table:table-cell>
              <table:table-cell office:value-type="float" office:value="0.169521410579345">
                <text:p>0.169521410579345</text:p>
              </table:table-cell>
              <table:table-cell office:value-type="float" office:value="0.244080604534005">
                <text:p>0.244080604534005</text:p>
              </table:table-cell>
              <table:table-cell office:value-type="float" office:value="0.381108312342569">
                <text:p>0.381108312342569</text:p>
              </table:table-cell>
              <table:table-cell office:value-type="float" office:value="0.494458438287154">
                <text:p>0.494458438287154</text:p>
              </table:table-cell>
              <table:table-cell office:value-type="float" office:value="0.250125944584383">
                <text:p>0.250125944584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5372327353158">
                <text:p>0.065372327353158</text:p>
              </table:table-cell>
              <table:table-cell office:value-type="float" office:value="0.167608749078398">
                <text:p>0.167608749078398</text:p>
              </table:table-cell>
              <table:table-cell office:value-type="float" office:value="0.240353895305972">
                <text:p>0.240353895305972</text:p>
              </table:table-cell>
              <table:table-cell office:value-type="float" office:value="0.378962890144999">
                <text:p>0.378962890144999</text:p>
              </table:table-cell>
              <table:table-cell office:value-type="float" office:value="0.491767018923569">
                <text:p>0.491767018923569</text:p>
              </table:table-cell>
              <table:table-cell office:value-type="float" office:value="0.248218235438683">
                <text:p>0.248218235438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978886756238">
                <text:p>0.065978886756238</text:p>
              </table:table-cell>
              <table:table-cell office:value-type="float" office:value="0.165786948176583">
                <text:p>0.165786948176583</text:p>
              </table:table-cell>
              <table:table-cell office:value-type="float" office:value="0.238723608445297">
                <text:p>0.238723608445297</text:p>
              </table:table-cell>
              <table:table-cell office:value-type="float" office:value="0.374760076775432">
                <text:p>0.374760076775432</text:p>
              </table:table-cell>
              <table:table-cell office:value-type="float" office:value="0.487044145873321">
                <text:p>0.487044145873321</text:p>
              </table:table-cell>
              <table:table-cell office:value-type="float" office:value="0.246401151631478">
                <text:p>0.246401151631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46824466838528">
                <text:p>0.0646824466838528</text:p>
              </table:table-cell>
              <table:table-cell office:value-type="float" office:value="0.164049683618467">
                <text:p>0.16404968361846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370752284977736">
                <text:p>0.370752284977736</text:p>
              </table:table-cell>
              <table:table-cell office:value-type="float" office:value="0.482540426529177">
                <text:p>0.482540426529177</text:p>
              </table:table-cell>
              <table:table-cell office:value-type="float" office:value="0.242793531755332">
                <text:p>0.24279353175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4448007329363">
                <text:p>0.0634448007329363</text:p>
              </table:table-cell>
              <table:table-cell office:value-type="float" office:value="0.162391204764086">
                <text:p>0.162391204764086</text:p>
              </table:table-cell>
              <table:table-cell office:value-type="float" office:value="0.233852496564361">
                <text:p>0.233852496564361</text:p>
              </table:table-cell>
              <table:table-cell office:value-type="float" office:value="0.368987631699496">
                <text:p>0.368987631699496</text:p>
              </table:table-cell>
              <table:table-cell office:value-type="float" office:value="0.48030233623454">
                <text:p>0.48030233623454</text:p>
              </table:table-cell>
              <table:table-cell office:value-type="float" office:value="0.241181859825928">
                <text:p>0.241181859825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053751399776">
                <text:p>0.064053751399776</text:p>
              </table:table-cell>
              <table:table-cell office:value-type="float" office:value="0.160806270996641">
                <text:p>0.160806270996641</text:p>
              </table:table-cell>
              <table:table-cell office:value-type="float" office:value="0.230683090705487">
                <text:p>0.230683090705487</text:p>
              </table:table-cell>
              <table:table-cell office:value-type="float" office:value="0.36528555431131">
                <text:p>0.36528555431131</text:p>
              </table:table-cell>
              <table:table-cell office:value-type="float" office:value="0.476147816349384">
                <text:p>0.476147816349384</text:p>
              </table:table-cell>
              <table:table-cell office:value-type="float" office:value="0.239641657334826">
                <text:p>0.239641657334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102541630149">
                <text:p>0.063102541630149</text:p>
              </table:table-cell>
              <table:table-cell office:value-type="float" office:value="0.161262050832603">
                <text:p>0.161262050832603</text:p>
              </table:table-cell>
              <table:table-cell office:value-type="float" office:value="0.229623137598598">
                <text:p>0.229623137598598</text:p>
              </table:table-cell>
              <table:table-cell office:value-type="float" office:value="0.364154250657318">
                <text:p>0.364154250657318</text:p>
              </table:table-cell>
              <table:table-cell office:value-type="float" office:value="0.472611744084137">
                <text:p>0.472611744084137</text:p>
              </table:table-cell>
              <table:table-cell office:value-type="float" office:value="0.238387379491674">
                <text:p>0.238387379491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6929015655158">
                <text:p>0.0636929015655158</text:p>
              </table:table-cell>
              <table:table-cell office:value-type="float" office:value="0.159768389448853">
                <text:p>0.159768389448853</text:p>
              </table:table-cell>
              <table:table-cell office:value-type="float" office:value="0.226678104224748">
                <text:p>0.226678104224748</text:p>
              </table:table-cell>
              <table:table-cell office:value-type="float" office:value="0.360711987990564">
                <text:p>0.360711987990564</text:p>
              </table:table-cell>
              <table:table-cell office:value-type="float" office:value="0.468796911859318">
                <text:p>0.468796911859318</text:p>
              </table:table-cell>
              <table:table-cell office:value-type="float" office:value="0.236971906497963">
                <text:p>0.236971906497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25787484250315">
                <text:p>0.0625787484250315</text:p>
              </table:table-cell>
              <table:table-cell office:value-type="float" office:value="0.158336833263335">
                <text:p>0.158336833263335</text:p>
              </table:table-cell>
              <table:table-cell office:value-type="float" office:value="0.225535489290214">
                <text:p>0.225535489290214</text:p>
              </table:table-cell>
              <table:table-cell office:value-type="float" office:value="0.357412851742965">
                <text:p>0.357412851742965</text:p>
              </table:table-cell>
              <table:table-cell office:value-type="float" office:value="0.465140697186056">
                <text:p>0.465140697186056</text:p>
              </table:table-cell>
              <table:table-cell office:value-type="float" office:value="0.235615287694246">
                <text:p>0.235615287694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15099773709113">
                <text:p>0.0615099773709113</text:p>
              </table:table-cell>
              <table:table-cell office:value-type="float" office:value="0.156963587739148">
                <text:p>0.156963587739148</text:p>
              </table:table-cell>
              <table:table-cell office:value-type="float" office:value="0.222793663855174">
                <text:p>0.222793663855174</text:p>
              </table:table-cell>
              <table:table-cell office:value-type="float" office:value="0.354248097099362">
                <text:p>0.354248097099362</text:p>
              </table:table-cell>
              <table:table-cell office:value-type="float" office:value="0.463484879654392">
                <text:p>0.463484879654392</text:p>
              </table:table-cell>
              <table:table-cell office:value-type="float" office:value="0.234313927175478">
                <text:p>0.234313927175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20967741935484">
                <text:p>0.0620967741935484</text:p>
              </table:table-cell>
              <table:table-cell office:value-type="float" office:value="0.155645161290323">
                <text:p>0.155645161290323</text:p>
              </table:table-cell>
              <table:table-cell office:value-type="float" office:value="0.220161290322581">
                <text:p>0.220161290322581</text:p>
              </table:table-cell>
              <table:table-cell office:value-type="float" office:value="0.353024193548387">
                <text:p>0.353024193548387</text:p>
              </table:table-cell>
              <table:table-cell office:value-type="float" office:value="0.46008064516129">
                <text:p>0.46008064516129</text:p>
              </table:table-cell>
              <table:table-cell office:value-type="float" office:value="0.233064516129032">
                <text:p>0.233064516129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10792646768136">
                <text:p>0.0610792646768136</text:p>
              </table:table-cell>
              <table:table-cell office:value-type="float" office:value="0.154378335639454">
                <text:p>0.154378335639454</text:p>
              </table:table-cell>
              <table:table-cell office:value-type="float" office:value="0.219213283257561">
                <text:p>0.219213283257561</text:p>
              </table:table-cell>
              <table:table-cell office:value-type="float" office:value="0.350069183633129">
                <text:p>0.350069183633129</text:p>
              </table:table-cell>
              <table:table-cell office:value-type="float" office:value="0.456809646175133">
                <text:p>0.456809646175133</text:p>
              </table:table-cell>
              <table:table-cell office:value-type="float" office:value="0.23186400474402">
                <text:p>0.23186400474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6518030244281">
                <text:p>0.0616518030244281</text:p>
              </table:table-cell>
              <table:table-cell office:value-type="float" office:value="0.153160139588988">
                <text:p>0.153160139588988</text:p>
              </table:table-cell>
              <table:table-cell office:value-type="float" office:value="0.21675067855758">
                <text:p>0.21675067855758</text:p>
              </table:table-cell>
              <table:table-cell office:value-type="float" office:value="0.347227607599845">
                <text:p>0.347227607599845</text:p>
              </table:table-cell>
              <table:table-cell office:value-type="float" office:value="0.453664210934471">
                <text:p>0.453664210934471</text:p>
              </table:table-cell>
              <table:table-cell office:value-type="float" office:value="0.230709577355564">
                <text:p>0.230709577355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06809967662165">
                <text:p>0.0606809967662165</text:p>
              </table:table-cell>
              <table:table-cell office:value-type="float" office:value="0.151987825756135">
                <text:p>0.151987825756135</text:p>
              </table:table-cell>
              <table:table-cell office:value-type="float" office:value="0.214380825565912">
                <text:p>0.214380825565912</text:p>
              </table:table-cell>
              <table:table-cell office:value-type="float" office:value="0.344493056876546">
                <text:p>0.344493056876546</text:p>
              </table:table-cell>
              <table:table-cell office:value-type="float" office:value="0.450637245577325">
                <text:p>0.450637245577325</text:p>
              </table:table-cell>
              <table:table-cell office:value-type="float" office:value="0.229598630397565">
                <text:p>0.229598630397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10530246452577">
                <text:p>0.0610530246452577</text:p>
              </table:table-cell>
              <table:table-cell office:value-type="float" office:value="0.149178491411501">
                <text:p>0.149178491411501</text:p>
              </table:table-cell>
              <table:table-cell office:value-type="float" office:value="0.213405526512323">
                <text:p>0.213405526512323</text:p>
              </table:table-cell>
              <table:table-cell office:value-type="float" office:value="0.341486183719193">
                <text:p>0.341486183719193</text:p>
              </table:table-cell>
              <table:table-cell office:value-type="float" office:value="0.447348767737117">
                <text:p>0.447348767737117</text:p>
              </table:table-cell>
              <table:table-cell office:value-type="float" office:value="0.22890216579537">
                <text:p>0.22890216579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012832263978">
                <text:p>0.06012832263978</text:p>
              </table:table-cell>
              <table:table-cell office:value-type="float" office:value="0.148120989917507">
                <text:p>0.148120989917507</text:p>
              </table:table-cell>
              <table:table-cell office:value-type="float" office:value="0.211182401466544">
                <text:p>0.211182401466544</text:p>
              </table:table-cell>
              <table:table-cell office:value-type="float" office:value="0.338955087076077">
                <text:p>0.338955087076077</text:p>
              </table:table-cell>
              <table:table-cell office:value-type="float" office:value="0.446196150320807">
                <text:p>0.446196150320807</text:p>
              </table:table-cell>
              <table:table-cell office:value-type="float" office:value="0.228414298808433">
                <text:p>0.228414298808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2365862441484">
                <text:p>0.0592365862441484</text:p>
              </table:table-cell>
              <table:table-cell office:value-type="float" office:value="0.147101188332733">
                <text:p>0.147101188332733</text:p>
              </table:table-cell>
              <table:table-cell office:value-type="float" office:value="0.210478934101548">
                <text:p>0.210478934101548</text:p>
              </table:table-cell>
              <table:table-cell office:value-type="float" office:value="0.338134677709759">
                <text:p>0.338134677709759</text:p>
              </table:table-cell>
              <table:table-cell office:value-type="float" office:value="0.443464169967591">
                <text:p>0.443464169967591</text:p>
              </table:table-cell>
              <table:table-cell office:value-type="float" office:value="0.227943824270796">
                <text:p>0.227943824270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791261277198">
                <text:p>0.059791261277198</text:p>
              </table:table-cell>
              <table:table-cell office:value-type="float" office:value="0.146117105961436">
                <text:p>0.146117105961436</text:p>
              </table:table-cell>
              <table:table-cell office:value-type="float" office:value="0.208384928356625">
                <text:p>0.208384928356625</text:p>
              </table:table-cell>
              <table:table-cell office:value-type="float" office:value="0.335750928710419">
                <text:p>0.335750928710419</text:p>
              </table:table-cell>
              <table:table-cell office:value-type="float" office:value="0.4408278790023">
                <text:p>0.4408278790023</text:p>
              </table:table-cell>
              <table:table-cell office:value-type="float" office:value="0.227489828409694">
                <text:p>0.227489828409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9360222531294">
                <text:p>0.0589360222531294</text:p>
              </table:table-cell>
              <table:table-cell office:value-type="float" office:value="0.145166898470097">
                <text:p>0.145166898470097</text:p>
              </table:table-cell>
              <table:table-cell office:value-type="float" office:value="0.206710709318498">
                <text:p>0.206710709318498</text:p>
              </table:table-cell>
              <table:table-cell office:value-type="float" office:value="0.333449235048679">
                <text:p>0.333449235048679</text:p>
              </table:table-cell>
              <table:table-cell office:value-type="float" office:value="0.438282336578581">
                <text:p>0.438282336578581</text:p>
              </table:table-cell>
              <table:table-cell office:value-type="float" office:value="0.227051460361613">
                <text:p>0.227051460361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4770124764998">
                <text:p>0.0594770124764998</text:p>
              </table:table-cell>
              <table:table-cell office:value-type="float" office:value="0.144248846351051">
                <text:p>0.144248846351051</text:p>
              </table:table-cell>
              <table:table-cell office:value-type="float" office:value="0.205093146470689">
                <text:p>0.205093146470689</text:p>
              </table:table-cell>
              <table:table-cell office:value-type="float" office:value="0.331225431550162">
                <text:p>0.331225431550162</text:p>
              </table:table-cell>
              <table:table-cell office:value-type="float" office:value="0.437361134848744">
                <text:p>0.437361134848744</text:p>
              </table:table-cell>
              <table:table-cell office:value-type="float" office:value="0.226627926850111">
                <text:p>0.226627926850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655462184874">
                <text:p>0.058655462184874</text:p>
              </table:table-cell>
              <table:table-cell office:value-type="float" office:value="0.143361344537815">
                <text:p>0.143361344537815</text:p>
              </table:table-cell>
              <table:table-cell office:value-type="float" office:value="0.205042016806723">
                <text:p>0.205042016806723</text:p>
              </table:table-cell>
              <table:table-cell office:value-type="float" office:value="0.329075630252101">
                <text:p>0.329075630252101</text:p>
              </table:table-cell>
              <table:table-cell office:value-type="float" office:value="0.434957983193277">
                <text:p>0.434957983193277</text:p>
              </table:table-cell>
              <table:table-cell office:value-type="float" office:value="0.226218487394958">
                <text:p>0.226218487394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78608034385849">
                <text:p>0.0578608034385849</text:p>
              </table:table-cell>
              <table:table-cell office:value-type="float" office:value="0.142502893040172">
                <text:p>0.142502893040172</text:p>
              </table:table-cell>
              <table:table-cell office:value-type="float" office:value="0.203504711522566">
                <text:p>0.203504711522566</text:p>
              </table:table-cell>
              <table:table-cell office:value-type="float" office:value="0.326996197718631">
                <text:p>0.326996197718631</text:p>
              </table:table-cell>
              <table:table-cell office:value-type="float" office:value="0.432633493139362">
                <text:p>0.432633493139362</text:p>
              </table:table-cell>
              <table:table-cell office:value-type="float" office:value="0.225822449991734">
                <text:p>0.225822449991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83929733246584">
                <text:p>0.0583929733246584</text:p>
              </table:table-cell>
              <table:table-cell office:value-type="float" office:value="0.14167208848406">
                <text:p>0.14167208848406</text:p>
              </table:table-cell>
              <table:table-cell office:value-type="float" office:value="0.202016916070267">
                <text:p>0.202016916070267</text:p>
              </table:table-cell>
              <table:table-cell office:value-type="float" office:value="0.32498373454782">
                <text:p>0.32498373454782</text:p>
              </table:table-cell>
              <table:table-cell office:value-type="float" office:value="0.430383864671438">
                <text:p>0.430383864671438</text:p>
              </table:table-cell>
              <table:table-cell office:value-type="float" office:value="0.225439167208848">
                <text:p>0.225439167208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76276612774132">
                <text:p>0.0576276612774132</text:p>
              </table:table-cell>
              <table:table-cell office:value-type="float" office:value="0.140867616455899">
                <text:p>0.140867616455899</text:p>
              </table:table-cell>
              <table:table-cell office:value-type="float" office:value="0.202016968144709">
                <text:p>0.202016968144709</text:p>
              </table:table-cell>
              <table:table-cell office:value-type="float" office:value="0.323035056827277">
                <text:p>0.323035056827277</text:p>
              </table:table-cell>
              <table:table-cell office:value-type="float" office:value="0.428205538658556">
                <text:p>0.428205538658556</text:p>
              </table:table-cell>
              <table:table-cell office:value-type="float" office:value="0.225068032655675">
                <text:p>0.2250680326556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68862275449102">
                <text:p>0.0568862275449102</text:p>
              </table:table-cell>
              <table:table-cell office:value-type="float" office:value="0.140088244563505">
                <text:p>0.140088244563505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0.321147179325559">
                <text:p>0.321147179325559</text:p>
              </table:table-cell>
              <table:table-cell office:value-type="float" office:value="0.426095178064923">
                <text:p>0.426095178064923</text:p>
              </table:table-cell>
              <table:table-cell office:value-type="float" office:value="0.22470847778128">
                <text:p>0.22470847778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74088440651668">
                <text:p>0.0574088440651668</text:p>
              </table:table-cell>
              <table:table-cell office:value-type="float" office:value="0.13933281613654">
                <text:p>0.13933281613654</text:p>
              </table:table-cell>
              <table:table-cell office:value-type="float" office:value="0.19922420480993">
                <text:p>0.19922420480993</text:p>
              </table:table-cell>
              <table:table-cell office:value-type="float" office:value="0.319317300232739">
                <text:p>0.319317300232739</text:p>
              </table:table-cell>
              <table:table-cell office:value-type="float" office:value="0.424049650892164">
                <text:p>0.424049650892164</text:p>
              </table:table-cell>
              <table:table-cell office:value-type="float" office:value="0.224359968968192">
                <text:p>0.224359968968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5403422982885">
                <text:p>0.0565403422982885</text:p>
              </table:table-cell>
              <table:table-cell office:value-type="float" office:value="0.137224938875306">
                <text:p>0.137224938875306</text:p>
              </table:table-cell>
              <table:table-cell office:value-type="float" office:value="0.197585574572127">
                <text:p>0.197585574572127</text:p>
              </table:table-cell>
              <table:table-cell office:value-type="float" office:value="0.317237163814181">
                <text:p>0.317237163814181</text:p>
              </table:table-cell>
              <table:table-cell office:value-type="float" office:value="0.420385085574572">
                <text:p>0.420385085574572</text:p>
              </table:table-cell>
              <table:table-cell office:value-type="float" office:value="0.223716381418093">
                <text:p>0.223716381418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8482613277134">
                <text:p>0.0558482613277134</text:p>
              </table:table-cell>
              <table:table-cell office:value-type="float" office:value="0.136534698178534">
                <text:p>0.136534698178534</text:p>
              </table:table-cell>
              <table:table-cell office:value-type="float" office:value="0.197651663405088">
                <text:p>0.197651663405088</text:p>
              </table:table-cell>
              <table:table-cell office:value-type="float" office:value="0.315520096342014">
                <text:p>0.315520096342014</text:p>
              </table:table-cell>
              <table:table-cell office:value-type="float" office:value="0.418485623965076">
                <text:p>0.418485623965076</text:p>
              </table:table-cell>
              <table:table-cell office:value-type="float" office:value="0.223393045310854">
                <text:p>0.223393045310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63630970038564">
                <text:p>0.0563630970038564</text:p>
              </table:table-cell>
              <table:table-cell office:value-type="float" office:value="0.135864728567191">
                <text:p>0.135864728567191</text:p>
              </table:table-cell>
              <table:table-cell office:value-type="float" office:value="0.196380895876595">
                <text:p>0.196380895876595</text:p>
              </table:table-cell>
              <table:table-cell office:value-type="float" office:value="0.31385345594779">
                <text:p>0.31385345594779</text:p>
              </table:table-cell>
              <table:table-cell office:value-type="float" office:value="0.415307030554732">
                <text:p>0.415307030554732</text:p>
              </table:table-cell>
              <table:table-cell office:value-type="float" office:value="0.223079204983684">
                <text:p>0.223079204983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56936120450227">
                <text:p>0.0556936120450227</text:p>
              </table:table-cell>
              <table:table-cell office:value-type="float" office:value="0.135214149978073">
                <text:p>0.135214149978073</text:p>
              </table:table-cell>
              <table:table-cell office:value-type="float" office:value="0.195146908346733">
                <text:p>0.195146908346733</text:p>
              </table:table-cell>
              <table:table-cell office:value-type="float" office:value="0.312235053354773">
                <text:p>0.312235053354773</text:p>
              </table:table-cell>
              <table:table-cell office:value-type="float" office:value="0.412220435608829">
                <text:p>0.412220435608829</text:p>
              </table:table-cell>
              <table:table-cell office:value-type="float" office:value="0.222774448180091">
                <text:p>0.222774448180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50432276657061">
                <text:p>0.0550432276657061</text:p>
              </table:table-cell>
              <table:table-cell office:value-type="float" office:value="0.134582132564841">
                <text:p>0.134582132564841</text:p>
              </table:table-cell>
              <table:table-cell office:value-type="float" office:value="0.193948126801153">
                <text:p>0.193948126801153</text:p>
              </table:table-cell>
              <table:table-cell office:value-type="float" office:value="0.309365994236311">
                <text:p>0.309365994236311</text:p>
              </table:table-cell>
              <table:table-cell office:value-type="float" office:value="0.410518731988473">
                <text:p>0.410518731988473</text:p>
              </table:table-cell>
              <table:table-cell office:value-type="float" office:value="0.222478386167147">
                <text:p>0.222478386167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55476630203154">
                <text:p>0.0555476630203154</text:p>
              </table:table-cell>
              <table:table-cell office:value-type="float" office:value="0.133967893166643">
                <text:p>0.133967893166643</text:p>
              </table:table-cell>
              <table:table-cell office:value-type="float" office:value="0.192783065776389">
                <text:p>0.192783065776389</text:p>
              </table:table-cell>
              <table:table-cell office:value-type="float" office:value="0.307856229578065">
                <text:p>0.307856229578065</text:p>
              </table:table-cell>
              <table:table-cell office:value-type="float" office:value="0.407586304872851">
                <text:p>0.407586304872851</text:p>
              </table:table-cell>
              <table:table-cell office:value-type="float" office:value="0.222190652081262">
                <text:p>0.222190652081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47772485289997">
                <text:p>0.0547772485289997</text:p>
              </table:table-cell>
              <table:table-cell office:value-type="float" office:value="0.132109834687588">
                <text:p>0.132109834687588</text:p>
              </table:table-cell>
              <table:table-cell office:value-type="float" office:value="0.191370131689549">
                <text:p>0.191370131689549</text:p>
              </table:table-cell>
              <table:table-cell office:value-type="float" office:value="0.30610815354441">
                <text:p>0.30610815354441</text:p>
              </table:table-cell>
              <table:table-cell office:value-type="float" office:value="0.405715886803026">
                <text:p>0.405715886803026</text:p>
              </table:table-cell>
              <table:table-cell office:value-type="float" office:value="0.22163070888204">
                <text:p>0.22163070888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52715213486251">
                <text:p>0.0552715213486251</text:p>
              </table:table-cell>
              <table:table-cell office:value-type="float" office:value="0.131546220809728">
                <text:p>0.131546220809728</text:p>
              </table:table-cell>
              <table:table-cell office:value-type="float" office:value="0.191515821472986">
                <text:p>0.191515821472986</text:p>
              </table:table-cell>
              <table:table-cell office:value-type="float" office:value="0.304684261434296">
                <text:p>0.304684261434296</text:p>
              </table:table-cell>
              <table:table-cell office:value-type="float" office:value="0.402929390631477">
                <text:p>0.402929390631477</text:p>
              </table:table-cell>
              <table:table-cell office:value-type="float" office:value="0.221362443001244">
                <text:p>0.221362443001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6619411123228">
                <text:p>0.0546619411123228</text:p>
              </table:table-cell>
              <table:table-cell office:value-type="float" office:value="0.130997818974918">
                <text:p>0.130997818974918</text:p>
              </table:table-cell>
              <table:table-cell office:value-type="float" office:value="0.190430752453653">
                <text:p>0.190430752453653</text:p>
              </table:table-cell>
              <table:table-cell office:value-type="float" office:value="0.303298800436205">
                <text:p>0.303298800436205</text:p>
              </table:table-cell>
              <table:table-cell office:value-type="float" office:value="0.401444929116685">
                <text:p>0.401444929116685</text:p>
              </table:table-cell>
              <table:table-cell office:value-type="float" office:value="0.221101417666303">
                <text:p>0.221101417666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40685944855414">
                <text:p>0.0540685944855414</text:p>
              </table:table-cell>
              <table:table-cell office:value-type="float" office:value="0.130464021519839">
                <text:p>0.130464021519839</text:p>
              </table:table-cell>
              <table:table-cell office:value-type="float" office:value="0.189374579690652">
                <text:p>0.189374579690652</text:p>
              </table:table-cell>
              <table:table-cell office:value-type="float" office:value="0.301950235373235">
                <text:p>0.301950235373235</text:p>
              </table:table-cell>
              <table:table-cell office:value-type="float" office:value="0.398789509078682">
                <text:p>0.398789509078682</text:p>
              </table:table-cell>
              <table:table-cell office:value-type="float" office:value="0.220847343644923">
                <text:p>0.220847343644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34908415184497">
                <text:p>0.0534908415184497</text:p>
              </table:table-cell>
              <table:table-cell office:value-type="float" office:value="0.129944252720998">
                <text:p>0.129944252720998</text:p>
              </table:table-cell>
              <table:table-cell office:value-type="float" office:value="0.188346164056278">
                <text:p>0.188346164056278</text:p>
              </table:table-cell>
              <table:table-cell office:value-type="float" office:value="0.299442527209981">
                <text:p>0.299442527209981</text:p>
              </table:table-cell>
              <table:table-cell office:value-type="float" office:value="0.396203875763207">
                <text:p>0.396203875763207</text:p>
              </table:table-cell>
              <table:table-cell office:value-type="float" office:value="0.219405362357313">
                <text:p>0.219405362357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39761561640246">
                <text:p>0.0539761561640246</text:p>
              </table:table-cell>
              <table:table-cell office:value-type="float" office:value="0.129437966723438">
                <text:p>0.129437966723438</text:p>
              </table:table-cell>
              <table:table-cell office:value-type="float" office:value="0.187344425520765">
                <text:p>0.187344425520765</text:p>
              </table:table-cell>
              <table:table-cell office:value-type="float" office:value="0.298178959779903">
                <text:p>0.298178959779903</text:p>
              </table:table-cell>
              <table:table-cell office:value-type="float" office:value="0.394864404559151">
                <text:p>0.394864404559151</text:p>
              </table:table-cell>
              <table:table-cell office:value-type="float" office:value="0.219179876850517">
                <text:p>0.2191798768505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32850491464046">
                <text:p>0.0532850491464046</text:p>
              </table:table-cell>
              <table:table-cell office:value-type="float" office:value="0.127780651836524">
                <text:p>0.127780651836524</text:p>
              </table:table-cell>
              <table:table-cell office:value-type="float" office:value="0.186109674081738">
                <text:p>0.186109674081738</text:p>
              </table:table-cell>
              <table:table-cell office:value-type="float" office:value="0.296689084324884">
                <text:p>0.296689084324884</text:p>
              </table:table-cell>
              <table:table-cell office:value-type="float" office:value="0.392136575271599">
                <text:p>0.392136575271599</text:p>
              </table:table-cell>
              <table:table-cell office:value-type="float" office:value="0.218701500258665">
                <text:p>0.218701500258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37606946750096">
                <text:p>0.0537606946750096</text:p>
              </table:table-cell>
              <table:table-cell office:value-type="float" office:value="0.127314519218491">
                <text:p>0.127314519218491</text:p>
              </table:table-cell>
              <table:table-cell office:value-type="float" office:value="0.185161537479249">
                <text:p>0.185161537479249</text:p>
              </table:table-cell>
              <table:table-cell office:value-type="float" office:value="0.295492274294471">
                <text:p>0.295492274294471</text:p>
              </table:table-cell>
              <table:table-cell office:value-type="float" office:value="0.390882390499298">
                <text:p>0.390882390499298</text:p>
              </table:table-cell>
              <table:table-cell office:value-type="float" office:value="0.218490614225514">
                <text:p>0.218490614225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2156368221942">
                <text:p>0.0532156368221942</text:p>
              </table:table-cell>
              <table:table-cell office:value-type="float" office:value="0.126860025220681">
                <text:p>0.126860025220681</text:p>
              </table:table-cell>
              <table:table-cell office:value-type="float" office:value="0.185372005044136">
                <text:p>0.185372005044136</text:p>
              </table:table-cell>
              <table:table-cell office:value-type="float" office:value="0.294325346784363">
                <text:p>0.294325346784363</text:p>
              </table:table-cell>
              <table:table-cell office:value-type="float" office:value="0.388524590163934">
                <text:p>0.388524590163934</text:p>
              </table:table-cell>
              <table:table-cell office:value-type="float" office:value="0.21828499369483">
                <text:p>0.218284993694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6840204259559">
                <text:p>0.0526840204259559</text:p>
              </table:table-cell>
              <table:table-cell office:value-type="float" office:value="0.126416739319965">
                <text:p>0.126416739319965</text:p>
              </table:table-cell>
              <table:table-cell office:value-type="float" office:value="0.184456345746668">
                <text:p>0.184456345746668</text:p>
              </table:table-cell>
              <table:table-cell office:value-type="float" office:value="0.292066259808195">
                <text:p>0.292066259808195</text:p>
              </table:table-cell>
              <table:table-cell office:value-type="float" office:value="0.387345871216839">
                <text:p>0.387345871216839</text:p>
              </table:table-cell>
              <table:table-cell office:value-type="float" office:value="0.218084443890895">
                <text:p>0.2180844438908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0265748031496">
                <text:p>0.0530265748031496</text:p>
              </table:table-cell>
              <table:table-cell office:value-type="float" office:value="0.124876968503937">
                <text:p>0.124876968503937</text:p>
              </table:table-cell>
              <table:table-cell office:value-type="float" office:value="0.183316929133858">
                <text:p>0.183316929133858</text:p>
              </table:table-cell>
              <table:table-cell office:value-type="float" office:value="0.29072342519685">
                <text:p>0.29072342519685</text:p>
              </table:table-cell>
              <table:table-cell office:value-type="float" office:value="0.384842519685039">
                <text:p>0.384842519685039</text:p>
              </table:table-cell>
              <table:table-cell office:value-type="float" office:value="0.217642716535433">
                <text:p>0.217642716535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25100279567279">
                <text:p>0.0525100279567279</text:p>
              </table:table-cell>
              <table:table-cell office:value-type="float" office:value="0.124468214415947">
                <text:p>0.124468214415947</text:p>
              </table:table-cell>
              <table:table-cell office:value-type="float" office:value="0.182448036951501">
                <text:p>0.182448036951501</text:p>
              </table:table-cell>
              <table:table-cell office:value-type="float" office:value="0.289656010696487">
                <text:p>0.289656010696487</text:p>
              </table:table-cell>
              <table:table-cell office:value-type="float" office:value="0.382642518536526">
                <text:p>0.382642518536526</text:p>
              </table:table-cell>
              <table:table-cell office:value-type="float" office:value="0.217454722255986">
                <text:p>0.217454722255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18856593802546">
                <text:p>0.0518856593802546</text:p>
              </table:table-cell>
              <table:table-cell office:value-type="float" office:value="0.124189286572184">
                <text:p>0.124189286572184</text:p>
              </table:table-cell>
              <table:table-cell office:value-type="float" office:value="0.181479702137881">
                <text:p>0.181479702137881</text:p>
              </table:table-cell>
              <table:table-cell office:value-type="float" office:value="0.288493874609656">
                <text:p>0.288493874609656</text:p>
              </table:table-cell>
              <table:table-cell office:value-type="float" office:value="0.381455680999279">
                <text:p>0.381455680999279</text:p>
              </table:table-cell>
              <table:table-cell office:value-type="float" office:value="0.217151092961806">
                <text:p>0.217151092961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12759643916914">
                <text:p>0.0512759643916914</text:p>
              </table:table-cell>
              <table:table-cell office:value-type="float" office:value="0.123916913946588">
                <text:p>0.123916913946588</text:p>
              </table:table-cell>
              <table:table-cell office:value-type="float" office:value="0.18053412462908">
                <text:p>0.18053412462908</text:p>
              </table:table-cell>
              <table:table-cell office:value-type="float" office:value="0.286290801186944">
                <text:p>0.286290801186944</text:p>
              </table:table-cell>
              <table:table-cell office:value-type="float" office:value="0.380296735905044">
                <text:p>0.380296735905044</text:p>
              </table:table-cell>
              <table:table-cell office:value-type="float" office:value="0.216854599406528">
                <text:p>0.216854599406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16189582355702">
                <text:p>0.0516189582355702</text:p>
              </table:table-cell>
              <table:table-cell office:value-type="float" office:value="0.123650868137025">
                <text:p>0.123650868137025</text:p>
              </table:table-cell>
              <table:table-cell office:value-type="float" office:value="0.17961051149695">
                <text:p>0.17961051149695</text:p>
              </table:table-cell>
              <table:table-cell office:value-type="float" office:value="0.285194744251525">
                <text:p>0.285194744251525</text:p>
              </table:table-cell>
              <table:table-cell office:value-type="float" office:value="0.378108869075551">
                <text:p>0.378108869075551</text:p>
              </table:table-cell>
              <table:table-cell office:value-type="float" office:value="0.216564992961051">
                <text:p>0.216564992961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10263249449148">
                <text:p>0.0510263249449148</text:p>
              </table:table-cell>
              <table:table-cell office:value-type="float" office:value="0.122231242027137">
                <text:p>0.122231242027137</text:p>
              </table:table-cell>
              <table:table-cell office:value-type="float" office:value="0.178592137307202">
                <text:p>0.178592137307202</text:p>
              </table:table-cell>
              <table:table-cell office:value-type="float" office:value="0.284007885886582">
                <text:p>0.284007885886582</text:p>
              </table:table-cell>
              <table:table-cell office:value-type="float" office:value="0.375855270787429">
                <text:p>0.375855270787429</text:p>
              </table:table-cell>
              <table:table-cell office:value-type="float" office:value="0.216166067493912">
                <text:p>0.216166067493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04471451501949">
                <text:p>0.0504471451501949</text:p>
              </table:table-cell>
              <table:table-cell office:value-type="float" office:value="0.12199036918138">
                <text:p>0.12199036918138</text:p>
              </table:table-cell>
              <table:table-cell office:value-type="float" office:value="0.177711534051823">
                <text:p>0.177711534051823</text:p>
              </table:table-cell>
              <table:table-cell office:value-type="float" office:value="0.281930749828021">
                <text:p>0.281930749828021</text:p>
              </table:table-cell>
              <table:table-cell office:value-type="float" office:value="0.374799357945425">
                <text:p>0.374799357945425</text:p>
              </table:table-cell>
              <table:table-cell office:value-type="float" office:value="0.215890850722311">
                <text:p>0.215890850722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07878925291917">
                <text:p>0.0507878925291917</text:p>
              </table:table-cell>
              <table:table-cell office:value-type="float" office:value="0.121754903072214">
                <text:p>0.121754903072214</text:p>
              </table:table-cell>
              <table:table-cell office:value-type="float" office:value="0.176850697199864">
                <text:p>0.176850697199864</text:p>
              </table:table-cell>
              <table:table-cell office:value-type="float" office:value="0.280920530552092">
                <text:p>0.280920530552092</text:p>
              </table:table-cell>
              <table:table-cell office:value-type="float" office:value="0.372746854098175">
                <text:p>0.372746854098175</text:p>
              </table:table-cell>
              <table:table-cell office:value-type="float" office:value="0.215621811585988">
                <text:p>0.215621811585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02242152466368">
                <text:p>0.0502242152466368</text:p>
              </table:table-cell>
              <table:table-cell office:value-type="float" office:value="0.12152466367713">
                <text:p>0.12152466367713</text:p>
              </table:table-cell>
              <table:table-cell office:value-type="float" office:value="0.176008968609865">
                <text:p>0.176008968609865</text:p>
              </table:table-cell>
              <table:table-cell office:value-type="float" office:value="0.279932735426009">
                <text:p>0.279932735426009</text:p>
              </table:table-cell>
              <table:table-cell office:value-type="float" office:value="0.37219730941704">
                <text:p>0.37219730941704</text:p>
              </table:table-cell>
              <table:table-cell office:value-type="float" office:value="0.215358744394619">
                <text:p>0.215358744394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96729127397716">
                <text:p>0.0496729127397716</text:p>
              </table:table-cell>
              <table:table-cell office:value-type="float" office:value="0.120190708504269">
                <text:p>0.120190708504269</text:p>
              </table:table-cell>
              <table:table-cell office:value-type="float" office:value="0.175074842000222">
                <text:p>0.175074842000222</text:p>
              </table:table-cell>
              <table:table-cell office:value-type="float" office:value="0.277857855638097">
                <text:p>0.277857855638097</text:p>
              </table:table-cell>
              <table:table-cell office:value-type="float" office:value="0.370329304800976">
                <text:p>0.370329304800976</text:p>
              </table:table-cell>
              <table:table-cell office:value-type="float" office:value="0.214990575451824">
                <text:p>0.214990575451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00109673173942">
                <text:p>0.0500109673173942</text:p>
              </table:table-cell>
              <table:table-cell office:value-type="float" office:value="0.119982452292169">
                <text:p>0.119982452292169</text:p>
              </table:table-cell>
              <table:table-cell office:value-type="float" office:value="0.174270673393288">
                <text:p>0.174270673393288</text:p>
              </table:table-cell>
              <table:table-cell office:value-type="float" office:value="0.276924764202676">
                <text:p>0.276924764202676</text:p>
              </table:table-cell>
              <table:table-cell office:value-type="float" office:value="0.36872121079184">
                <text:p>0.36872121079184</text:p>
              </table:table-cell>
              <table:table-cell office:value-type="float" office:value="0.214740074577758">
                <text:p>0.214740074577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94737984159705">
                <text:p>0.0494737984159705</text:p>
              </table:table-cell>
              <table:table-cell office:value-type="float" office:value="0.119778669849192">
                <text:p>0.119778669849192</text:p>
              </table:table-cell>
              <table:table-cell office:value-type="float" office:value="0.174460236519475">
                <text:p>0.174460236519475</text:p>
              </table:table-cell>
              <table:table-cell office:value-type="float" office:value="0.275035260930889">
                <text:p>0.275035260930889</text:p>
              </table:table-cell>
              <table:table-cell office:value-type="float" office:value="0.368232613648693">
                <text:p>0.368232613648693</text:p>
              </table:table-cell>
              <table:table-cell office:value-type="float" office:value="0.214494954974504">
                <text:p>0.214494954974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89480463718334">
                <text:p>0.0489480463718334</text:p>
              </table:table-cell>
              <table:table-cell office:value-type="float" office:value="0.118505796479176">
                <text:p>0.118505796479176</text:p>
              </table:table-cell>
              <table:table-cell office:value-type="float" office:value="0.173572348647488">
                <text:p>0.173572348647488</text:p>
              </table:table-cell>
              <table:table-cell office:value-type="float" office:value="0.274044654358094">
                <text:p>0.274044654358094</text:p>
              </table:table-cell>
              <table:table-cell office:value-type="float" office:value="0.366466294547016">
                <text:p>0.366466294547016</text:p>
              </table:table-cell>
              <table:table-cell office:value-type="float" office:value="0.214147702876771">
                <text:p>0.214147702876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2830589484865">
                <text:p>0.0492830589484865</text:p>
              </table:table-cell>
              <table:table-cell office:value-type="float" office:value="0.118321826872013">
                <text:p>0.118321826872013</text:p>
              </table:table-cell>
              <table:table-cell office:value-type="float" office:value="0.172809346787042">
                <text:p>0.172809346787042</text:p>
              </table:table-cell>
              <table:table-cell office:value-type="float" office:value="0.273181093998938">
                <text:p>0.273181093998938</text:p>
              </table:table-cell>
              <table:table-cell office:value-type="float" office:value="0.366011683483802">
                <text:p>0.366011683483802</text:p>
              </table:table-cell>
              <table:table-cell office:value-type="float" office:value="0.213913967073818">
                <text:p>0.213913967073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7702333403406">
                <text:p>0.0487702333403406</text:p>
              </table:table-cell>
              <table:table-cell office:value-type="float" office:value="0.118141685936515">
                <text:p>0.118141685936515</text:p>
              </table:table-cell>
              <table:table-cell office:value-type="float" office:value="0.172062224090814">
                <text:p>0.172062224090814</text:p>
              </table:table-cell>
              <table:table-cell office:value-type="float" office:value="0.271389531217154">
                <text:p>0.271389531217154</text:p>
              </table:table-cell>
              <table:table-cell office:value-type="float" office:value="0.364515450914442">
                <text:p>0.364515450914442</text:p>
              </table:table-cell>
              <table:table-cell office:value-type="float" office:value="0.213685095648518">
                <text:p>0.213685095648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82679704566733">
                <text:p>0.0482679704566733</text:p>
              </table:table-cell>
              <table:table-cell office:value-type="float" office:value="0.117965255383335">
                <text:p>0.117965255383335</text:p>
              </table:table-cell>
              <table:table-cell office:value-type="float" office:value="0.17133048996151">
                <text:p>0.17133048996151</text:p>
              </table:table-cell>
              <table:table-cell office:value-type="float" office:value="0.270571101633205">
                <text:p>0.270571101633205</text:p>
              </table:table-cell>
              <table:table-cell office:value-type="float" office:value="0.363050036409029">
                <text:p>0.363050036409029</text:p>
              </table:table-cell>
              <table:table-cell office:value-type="float" office:value="0.213460938312702">
                <text:p>0.213460938312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7759472817134">
                <text:p>0.0477759472817134</text:p>
              </table:table-cell>
              <table:table-cell office:value-type="float" office:value="0.116762767710049">
                <text:p>0.116762767710049</text:p>
              </table:table-cell>
              <table:table-cell office:value-type="float" office:value="0.170510708401977">
                <text:p>0.170510708401977</text:p>
              </table:table-cell>
              <table:table-cell office:value-type="float" office:value="0.269666392092257">
                <text:p>0.269666392092257</text:p>
              </table:table-cell>
              <table:table-cell office:value-type="float" office:value="0.362438220757825">
                <text:p>0.362438220757825</text:p>
              </table:table-cell>
              <table:table-cell office:value-type="float" office:value="0.213138385502471">
                <text:p>0.213138385502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1092651105902">
                <text:p>0.0481092651105902</text:p>
              </table:table-cell>
              <table:table-cell office:value-type="float" office:value="0.116603812047702">
                <text:p>0.116603812047702</text:p>
              </table:table-cell>
              <table:table-cell office:value-type="float" office:value="0.169809397614922">
                <text:p>0.169809397614922</text:p>
              </table:table-cell>
              <table:table-cell office:value-type="float" office:value="0.267964529609622">
                <text:p>0.267964529609622</text:p>
              </table:table-cell>
              <table:table-cell office:value-type="float" office:value="0.361023341147691">
                <text:p>0.361023341147691</text:p>
              </table:table-cell>
              <table:table-cell office:value-type="float" office:value="0.212924268678014">
                <text:p>0.212924268678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